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4000000040BE6D4F87414076A5.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aco" svg:font-family="Monaco, 'Andale Mono', 'Courier New', Courier, mono"/>
    <style:font-face style:name="SFMono-Regular" svg:font-family="SFMono-Regular, Menlo, Monaco, Consolas, 'Liberation Mono', 'Courier New', Courier, monospace"/>
    <style:font-face style:name="monospace" svg:font-family="monospace"/>
    <style:font-face style:name="Arial" svg:font-family="Arial" style:font-family-generic="swiss"/>
    <style:font-face style:name="FreeSans1" svg:font-family="FreeSans" style:font-family-generic="swiss"/>
    <style:font-face style:name="Courier 10 Pitch" svg:font-family="'Courier 10 Pitch'" style:font-adornments="Regular" style:font-pitch="fixed"/>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0" style:family="table">
      <style:table-properties style:width="16.51cm" table:align="left"/>
    </style:style>
    <style:style style:name="Table10.A" style:family="table-column">
      <style:table-column-properties style:column-width="1.406cm"/>
    </style:style>
    <style:style style:name="Table10.B" style:family="table-column">
      <style:table-column-properties style:column-width="12.599cm"/>
    </style:style>
    <style:style style:name="Table10.C" style:family="table-column">
      <style:table-column-properties style:column-width="2.505cm"/>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2" style:family="table">
      <style:table-properties style:width="16.51cm" table:align="left"/>
    </style:style>
    <style:style style:name="Table2.A" style:family="table-column">
      <style:table-column-properties style:column-width="1.406cm"/>
    </style:style>
    <style:style style:name="Table2.B" style:family="table-column">
      <style:table-column-properties style:column-width="6.701cm"/>
    </style:style>
    <style:style style:name="Table2.C" style:family="table-column">
      <style:table-column-properties style:column-width="8.403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5fe4c9" officeooo:paragraph-rsid="005fe4c9"/>
    </style:style>
    <style:style style:name="P2" style:family="paragraph" style:parent-style-name="Text_20_body">
      <style:text-properties officeooo:rsid="006e4431" officeooo:paragraph-rsid="006ec30e"/>
    </style:style>
    <style:style style:name="P3" style:family="paragraph" style:parent-style-name="Text_20_body">
      <style:text-properties officeooo:rsid="005e5980" officeooo:paragraph-rsid="005e5980"/>
    </style:style>
    <style:style style:name="P4" style:family="paragraph" style:parent-style-name="Text_20_body">
      <style:text-properties officeooo:rsid="005e5980" officeooo:paragraph-rsid="00d2a130"/>
    </style:style>
    <style:style style:name="P5" style:family="paragraph" style:parent-style-name="Text_20_body">
      <style:text-properties officeooo:rsid="000b6d09" officeooo:paragraph-rsid="000b6d09"/>
    </style:style>
    <style:style style:name="P6" style:family="paragraph" style:parent-style-name="Text_20_body">
      <style:text-properties officeooo:rsid="000b6d09" officeooo:paragraph-rsid="001ab970"/>
    </style:style>
    <style:style style:name="P7" style:family="paragraph" style:parent-style-name="Text_20_body">
      <style:text-properties officeooo:rsid="000b6d09" officeooo:paragraph-rsid="008e018e"/>
    </style:style>
    <style:style style:name="P8" style:family="paragraph" style:parent-style-name="Text_20_body">
      <style:text-properties officeooo:rsid="001ab970" officeooo:paragraph-rsid="001ab970"/>
    </style:style>
    <style:style style:name="P9" style:family="paragraph" style:parent-style-name="Text_20_body">
      <style:text-properties officeooo:rsid="006b6dd4" officeooo:paragraph-rsid="006b6dd4"/>
    </style:style>
    <style:style style:name="P10" style:family="paragraph" style:parent-style-name="Text_20_body">
      <style:text-properties officeooo:rsid="006b6dd4" officeooo:paragraph-rsid="00937a03"/>
    </style:style>
    <style:style style:name="P11" style:family="paragraph" style:parent-style-name="Text_20_body">
      <style:text-properties officeooo:rsid="002ca74a" officeooo:paragraph-rsid="00784a63"/>
    </style:style>
    <style:style style:name="P12" style:family="paragraph" style:parent-style-name="Text_20_body">
      <style:text-properties officeooo:paragraph-rsid="00784a63"/>
    </style:style>
    <style:style style:name="P13" style:family="paragraph" style:parent-style-name="Text_20_body">
      <style:text-properties officeooo:rsid="00937a03" officeooo:paragraph-rsid="00937a03"/>
    </style:style>
    <style:style style:name="P14" style:family="paragraph" style:parent-style-name="Text_20_body">
      <style:text-properties officeooo:rsid="0096bbcd" officeooo:paragraph-rsid="0096bbcd"/>
    </style:style>
    <style:style style:name="P15" style:family="paragraph" style:parent-style-name="Text_20_body">
      <style:text-properties officeooo:paragraph-rsid="0096bbcd"/>
    </style:style>
    <style:style style:name="P16" style:family="paragraph" style:parent-style-name="Text_20_body">
      <style:text-properties officeooo:rsid="0058cbdf" officeooo:paragraph-rsid="006b6dd4"/>
    </style:style>
    <style:style style:name="P17" style:family="paragraph" style:parent-style-name="Text_20_body">
      <style:text-properties officeooo:rsid="00550212" officeooo:paragraph-rsid="00550212"/>
    </style:style>
    <style:style style:name="P18" style:family="paragraph" style:parent-style-name="Text_20_body">
      <style:text-properties officeooo:paragraph-rsid="00d498e6"/>
    </style:style>
    <style:style style:name="P19" style:family="paragraph" style:parent-style-name="Text_20_body">
      <style:text-properties officeooo:rsid="0081a5b2" officeooo:paragraph-rsid="00d498e6"/>
    </style:style>
    <style:style style:name="P20" style:family="paragraph" style:parent-style-name="Text_20_body">
      <style:text-properties officeooo:rsid="0081a5b2" officeooo:paragraph-rsid="011a55d5"/>
    </style:style>
    <style:style style:name="P21" style:family="paragraph" style:parent-style-name="Text_20_body">
      <style:text-properties officeooo:rsid="00d0c704" officeooo:paragraph-rsid="00d0c704"/>
    </style:style>
    <style:style style:name="P22" style:family="paragraph" style:parent-style-name="Text_20_body">
      <style:text-properties style:text-underline-style="none" fo:font-weight="normal" officeooo:rsid="0167e3cf" officeooo:paragraph-rsid="00f88dae" style:font-weight-asian="normal" style:font-weight-complex="normal"/>
    </style:style>
    <style:style style:name="P23" style:family="paragraph" style:parent-style-name="Text_20_body">
      <style:text-properties officeooo:paragraph-rsid="00f88dae"/>
    </style:style>
    <style:style style:name="P24" style:family="paragraph" style:parent-style-name="Text_20_body">
      <style:text-properties officeooo:paragraph-rsid="00f9e004"/>
    </style:style>
    <style:style style:name="P25" style:family="paragraph" style:parent-style-name="Text_20_body">
      <style:text-properties officeooo:paragraph-rsid="00ff22af"/>
    </style:style>
    <style:style style:name="P26" style:family="paragraph" style:parent-style-name="Text_20_body">
      <style:text-properties officeooo:rsid="00ff6cf6" officeooo:paragraph-rsid="00ff6cf6"/>
    </style:style>
    <style:style style:name="P27" style:family="paragraph" style:parent-style-name="Text_20_body">
      <style:text-properties officeooo:rsid="00ff6cf6" officeooo:paragraph-rsid="011488fe"/>
    </style:style>
    <style:style style:name="P28" style:family="paragraph" style:parent-style-name="Text_20_body">
      <style:text-properties officeooo:rsid="0103acac" officeooo:paragraph-rsid="0103acac"/>
    </style:style>
    <style:style style:name="P29" style:family="paragraph" style:parent-style-name="Text_20_body">
      <style:text-properties officeooo:rsid="00ff22af" officeooo:paragraph-rsid="00ff22af" fo:background-color="transparent"/>
    </style:style>
    <style:style style:name="P30" style:family="paragraph" style:parent-style-name="Text_20_body">
      <style:text-properties officeooo:rsid="010b553f" officeooo:paragraph-rsid="010b553f"/>
    </style:style>
    <style:style style:name="P31" style:family="paragraph" style:parent-style-name="Text_20_body">
      <style:text-properties officeooo:rsid="010b553f" officeooo:paragraph-rsid="01323da4"/>
    </style:style>
    <style:style style:name="P32" style:family="paragraph" style:parent-style-name="Text_20_body">
      <style:text-properties officeooo:rsid="010bcdda" officeooo:paragraph-rsid="010bcdda"/>
    </style:style>
    <style:style style:name="P33" style:family="paragraph" style:parent-style-name="Text_20_body">
      <style:text-properties officeooo:paragraph-rsid="0112f2a5"/>
    </style:style>
    <style:style style:name="P34" style:family="paragraph" style:parent-style-name="Text_20_body">
      <style:text-properties officeooo:rsid="0114b922" officeooo:paragraph-rsid="0114b922"/>
    </style:style>
    <style:style style:name="P35" style:family="paragraph" style:parent-style-name="Text_20_body">
      <style:text-properties officeooo:rsid="00822b6b" officeooo:paragraph-rsid="00d498e6"/>
    </style:style>
    <style:style style:name="P36" style:family="paragraph" style:parent-style-name="Text_20_body">
      <style:text-properties officeooo:rsid="00831d64" officeooo:paragraph-rsid="00d498e6"/>
    </style:style>
    <style:style style:name="P37" style:family="paragraph" style:parent-style-name="Text_20_body">
      <style:text-properties officeooo:rsid="011d2e3b" officeooo:paragraph-rsid="011d2e3b"/>
    </style:style>
    <style:style style:name="P38" style:family="paragraph" style:parent-style-name="Text_20_body">
      <style:text-properties officeooo:rsid="01079bc3" officeooo:paragraph-rsid="010f1a2d"/>
    </style:style>
    <style:style style:name="P39" style:family="paragraph" style:parent-style-name="Text_20_body">
      <style:text-properties officeooo:rsid="0129f76b" officeooo:paragraph-rsid="0129f76b"/>
    </style:style>
    <style:style style:name="P40" style:family="paragraph" style:parent-style-name="Text_20_body">
      <style:text-properties officeooo:rsid="011488fe" officeooo:paragraph-rsid="011b56e0"/>
    </style:style>
    <style:style style:name="P41" style:family="paragraph" style:parent-style-name="Text_20_body">
      <style:text-properties officeooo:rsid="011b56e0" officeooo:paragraph-rsid="011b56e0"/>
    </style:style>
    <style:style style:name="P42" style:family="paragraph" style:parent-style-name="Text_20_body">
      <style:text-properties officeooo:rsid="0062c378" officeooo:paragraph-rsid="005e5980"/>
    </style:style>
    <style:style style:name="P43" style:family="paragraph" style:parent-style-name="Text_20_body">
      <style:text-properties officeooo:rsid="01002af7" officeooo:paragraph-rsid="0133e75a"/>
    </style:style>
    <style:style style:name="P44" style:family="paragraph" style:parent-style-name="Text_20_body">
      <style:text-properties officeooo:paragraph-rsid="010878a4"/>
    </style:style>
    <style:style style:name="P45" style:family="paragraph" style:parent-style-name="Code">
      <style:text-properties fo:color="#0000cc"/>
    </style:style>
    <style:style style:name="P46" style:family="paragraph" style:parent-style-name="Code">
      <style:text-properties fo:color="#0000cc" fo:font-size="2pt" officeooo:rsid="006b6dd4" officeooo:paragraph-rsid="006b6dd4" style:font-size-asian="1.75pt" style:font-size-complex="2pt"/>
    </style:style>
    <style:style style:name="P47" style:family="paragraph" style:parent-style-name="Code">
      <style:text-properties fo:color="#0000ff"/>
    </style:style>
    <style:style style:name="P48" style:family="paragraph" style:parent-style-name="Code">
      <style:text-properties fo:color="#0000ff" officeooo:rsid="006b6dd4" officeooo:paragraph-rsid="006b6dd4"/>
    </style:style>
    <style:style style:name="P49" style:family="paragraph" style:parent-style-name="Code">
      <style:text-properties fo:color="#0000ff" officeooo:paragraph-rsid="00f9e004"/>
    </style:style>
    <style:style style:name="P50" style:family="paragraph" style:parent-style-name="Code">
      <style:text-properties fo:color="#0000ff" officeooo:paragraph-rsid="00f2aa68"/>
    </style:style>
    <style:style style:name="P51" style:family="paragraph" style:parent-style-name="Code">
      <style:text-properties fo:color="#0000ff" officeooo:paragraph-rsid="00f88dae"/>
    </style:style>
    <style:style style:name="P52" style:family="paragraph" style:parent-style-name="Code">
      <style:text-properties fo:color="#0000ff" officeooo:rsid="010bcdda" officeooo:paragraph-rsid="010bcdda"/>
    </style:style>
    <style:style style:name="P53" style:family="paragraph" style:parent-style-name="Code">
      <style:text-properties fo:color="#0000ff" officeooo:rsid="01079bc3" officeooo:paragraph-rsid="010f1a2d"/>
    </style:style>
    <style:style style:name="P54" style:family="paragraph" style:parent-style-name="Code">
      <style:text-properties fo:color="#0000ff" officeooo:rsid="0103acac" officeooo:paragraph-rsid="0103acac"/>
    </style:style>
    <style:style style:name="P55" style:family="paragraph" style:parent-style-name="Code">
      <style:text-properties fo:color="#0000ff" officeooo:rsid="0103acac" officeooo:paragraph-rsid="0105ad30"/>
    </style:style>
    <style:style style:name="P56" style:family="paragraph" style:parent-style-name="Code">
      <style:text-properties fo:color="#0000ff" officeooo:rsid="0103acac" officeooo:paragraph-rsid="01079bc3"/>
    </style:style>
    <style:style style:name="P57" style:family="paragraph" style:parent-style-name="Code">
      <style:text-properties fo:color="#0000ff" officeooo:rsid="0103acac" officeooo:paragraph-rsid="011d2e3b"/>
    </style:style>
    <style:style style:name="P58" style:family="paragraph" style:parent-style-name="Code">
      <style:text-properties fo:color="#0000ff" officeooo:paragraph-rsid="0112f2a5"/>
    </style:style>
    <style:style style:name="P59" style:family="paragraph" style:parent-style-name="Code">
      <style:text-properties fo:color="#0000ff" officeooo:paragraph-rsid="011488fe"/>
    </style:style>
    <style:style style:name="P60" style:family="paragraph" style:parent-style-name="Code">
      <style:text-properties fo:color="#0000ff" officeooo:rsid="011d2e3b" officeooo:paragraph-rsid="011d2e3b"/>
    </style:style>
    <style:style style:name="P61" style:family="paragraph" style:parent-style-name="Code">
      <style:text-properties fo:color="#0000ff" officeooo:rsid="011eb530" officeooo:paragraph-rsid="011eb530"/>
    </style:style>
    <style:style style:name="P62" style:family="paragraph" style:parent-style-name="Code">
      <style:text-properties fo:color="#0000ff" fo:font-style="normal" officeooo:rsid="011eb530" officeooo:paragraph-rsid="011d2e3b" style:font-style-asian="normal" style:font-style-complex="normal"/>
    </style:style>
    <style:style style:name="P63" style:family="paragraph" style:parent-style-name="Code">
      <style:text-properties fo:color="#0000ff" officeooo:paragraph-rsid="0133e75a"/>
    </style:style>
    <style:style style:name="P64" style:family="paragraph" style:parent-style-name="Code">
      <style:text-properties fo:color="#0000ff" officeooo:paragraph-rsid="013d7e2f"/>
    </style:style>
    <style:style style:name="P65" style:family="paragraph" style:parent-style-name="Code">
      <style:text-properties fo:color="#0000ff" officeooo:paragraph-rsid="013f5a79"/>
    </style:style>
    <style:style style:name="P66" style:family="paragraph" style:parent-style-name="Code">
      <style:text-properties fo:color="#0000ff" officeooo:rsid="013f5a79" officeooo:paragraph-rsid="013f5a79"/>
    </style:style>
    <style:style style:name="P67" style:family="paragraph" style:parent-style-name="Code">
      <style:text-properties fo:color="#0000ff" fo:font-size="6pt" officeooo:paragraph-rsid="013f5a79" style:font-size-asian="5.25pt" style:font-size-complex="6pt"/>
    </style:style>
    <style:style style:name="P68" style:family="paragraph" style:parent-style-name="Code">
      <style:text-properties fo:color="#0000ff" fo:font-size="6pt" officeooo:rsid="013f5a79" officeooo:paragraph-rsid="013f5a79" style:font-size-asian="5.25pt" style:font-size-complex="6pt"/>
    </style:style>
    <style:style style:name="P69" style:family="paragraph" style:parent-style-name="Code">
      <style:text-properties style:use-window-font-color="true" officeooo:rsid="006b87cd" officeooo:paragraph-rsid="006b87cd"/>
    </style:style>
    <style:style style:name="P70" style:family="paragraph" style:parent-style-name="Code">
      <style:text-properties officeooo:paragraph-rsid="00f88dae"/>
    </style:style>
    <style:style style:name="P71" style:family="paragraph" style:parent-style-name="Code">
      <style:text-properties officeooo:paragraph-rsid="00f9e004"/>
    </style:style>
    <style:style style:name="P72" style:family="paragraph" style:parent-style-name="Code">
      <style:text-properties officeooo:rsid="010bcdda" officeooo:paragraph-rsid="010bcdda"/>
    </style:style>
    <style:style style:name="P73" style:family="paragraph" style:parent-style-name="Code">
      <style:text-properties officeooo:paragraph-rsid="011488fe"/>
    </style:style>
    <style:style style:name="P74" style:family="paragraph" style:parent-style-name="Code">
      <style:text-properties officeooo:paragraph-rsid="01079bc3"/>
    </style:style>
    <style:style style:name="P75" style:family="paragraph" style:parent-style-name="Code">
      <style:text-properties fo:font-variant="normal" fo:text-transform="none" fo:color="#0000ff" style:font-name="SFMono-Regular" fo:font-size="9pt" fo:letter-spacing="normal" fo:font-style="normal" fo:font-weight="normal" officeooo:paragraph-rsid="01079bc3"/>
    </style:style>
    <style:style style:name="P76" style:family="paragraph" style:parent-style-name="Code">
      <style:text-properties fo:font-size="6pt" style:font-size-asian="5.25pt" style:font-size-complex="6pt"/>
    </style:style>
    <style:style style:name="P77" style:family="paragraph" style:parent-style-name="Standard">
      <style:paragraph-properties fo:margin-left="0cm" fo:margin-right="0cm" fo:margin-top="0.499cm" fo:margin-bottom="0.199cm" loext:contextual-spacing="false" fo:text-align="center" style:justify-single-word="false" fo:text-indent="0cm" style:auto-text-indent="false"/>
      <style:text-properties fo:font-size="18pt" fo:font-weight="bold" officeooo:rsid="000b6d09" officeooo:paragraph-rsid="00784a63" style:font-size-asian="18pt" style:font-weight-asian="bold" style:font-size-complex="18pt" style:font-weight-complex="bold"/>
    </style:style>
    <style:style style:name="P78" style:family="paragraph" style:parent-style-name="Standard">
      <style:paragraph-properties fo:margin-left="0cm" fo:margin-right="0cm" fo:margin-top="0.499cm" fo:margin-bottom="0.199cm" loext:contextual-spacing="false" fo:text-align="center" style:justify-single-word="false" fo:text-indent="0cm" style:auto-text-indent="false"/>
      <style:text-properties fo:font-size="18pt" fo:font-weight="bold" officeooo:rsid="009e15a8" officeooo:paragraph-rsid="013d7e2f" style:font-size-asian="18pt" style:font-weight-asian="bold" style:font-size-complex="18pt" style:font-weight-complex="bold"/>
    </style:style>
    <style:style style:name="P79" style:family="paragraph" style:parent-style-name="Standard">
      <style:paragraph-properties fo:margin-left="0cm" fo:margin-right="0cm" fo:margin-top="0.499cm" fo:margin-bottom="0.199cm" loext:contextual-spacing="false" fo:text-align="center" style:justify-single-word="false" fo:text-indent="0cm" style:auto-text-indent="false" fo:break-before="page"/>
      <style:text-properties fo:font-size="18pt" fo:font-weight="bold" officeooo:rsid="000b6d09" officeooo:paragraph-rsid="000b6d09" style:font-size-asian="18pt" style:font-weight-asian="bold" style:font-size-complex="18pt" style:font-weight-complex="bold"/>
    </style:style>
    <style:style style:name="P80" style:family="paragraph" style:parent-style-name="Standard">
      <style:paragraph-properties fo:margin-left="0cm" fo:margin-right="0cm" fo:margin-top="3cm" fo:margin-bottom="0.199cm" loext: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81"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03538c7" officeooo:paragraph-rsid="00eec2ea" style:font-size-asian="18pt" style:font-weight-asian="bold" style:font-size-complex="18pt" style:font-weight-complex="bold"/>
    </style:style>
    <style:style style:name="P82"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031e064" officeooo:paragraph-rsid="00eec2ea" style:font-size-asian="18pt" style:font-weight-asian="bold" style:font-size-complex="18pt" style:font-weight-complex="bold"/>
    </style:style>
    <style:style style:name="P83"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writing-mode="lr-tb"/>
      <style:text-properties officeooo:rsid="01bad384" officeooo:paragraph-rsid="00f50975"/>
    </style:style>
    <style:style style:name="P84"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writing-mode="lr-tb"/>
      <style:text-properties officeooo:rsid="01bad384" officeooo:paragraph-rsid="00f87ce5"/>
    </style:style>
    <style:style style:name="P85"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writing-mode="lr-tb"/>
      <style:text-properties officeooo:rsid="01bad384" officeooo:paragraph-rsid="00f50975"/>
    </style:style>
    <style:style style:name="P86"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text-properties fo:font-variant="normal" fo:text-transform="none" style:font-name="Arial" fo:font-size="12pt" fo:letter-spacing="normal" fo:font-style="normal" fo:font-weight="normal" officeooo:rsid="00f0cd16" officeooo:paragraph-rsid="00f9e004" style:font-size-asian="12pt" style:font-size-complex="12pt"/>
    </style:style>
    <style:style style:name="P87" style:family="paragraph" style:parent-style-name="Table">
      <style:paragraph-properties fo:text-align="center" style:justify-single-word="false"/>
      <style:text-properties fo:font-style="normal" officeooo:rsid="0049ab07" officeooo:paragraph-rsid="0049ab07" style:font-style-asian="normal" style:font-style-complex="normal"/>
    </style:style>
    <style:style style:name="P88" style:family="paragraph" style:parent-style-name="Table">
      <style:paragraph-properties fo:text-align="center" style:justify-single-word="false"/>
      <style:text-properties fo:font-style="normal" officeooo:rsid="000d39c5" officeooo:paragraph-rsid="001ab970" style:font-style-asian="normal" style:font-style-complex="normal"/>
    </style:style>
    <style:style style:name="P89" style:family="paragraph" style:parent-style-name="Table">
      <style:paragraph-properties fo:text-align="start" style:justify-single-word="false"/>
      <style:text-properties fo:font-style="normal" officeooo:rsid="001ab970" officeooo:paragraph-rsid="001ab970" style:font-style-asian="normal" style:font-style-complex="normal"/>
    </style:style>
    <style:style style:name="P90" style:family="paragraph" style:parent-style-name="Table">
      <style:paragraph-properties fo:text-align="start" style:justify-single-word="false"/>
      <style:text-properties fo:font-style="normal" officeooo:rsid="001ab970" officeooo:paragraph-rsid="00eec2ea" style:font-style-asian="normal" style:font-style-complex="normal"/>
    </style:style>
    <style:style style:name="P91" style:family="paragraph" style:parent-style-name="Table">
      <style:paragraph-properties fo:text-align="start" style:justify-single-word="false"/>
      <style:text-properties fo:font-style="normal" officeooo:rsid="001ab970" officeooo:paragraph-rsid="00f358aa" style:font-style-asian="normal" style:font-style-complex="normal"/>
    </style:style>
    <style:style style:name="P92" style:family="paragraph" style:parent-style-name="Table">
      <style:paragraph-properties fo:text-align="center" style:justify-single-word="false"/>
      <style:text-properties fo:font-style="normal" officeooo:rsid="009064eb" officeooo:paragraph-rsid="009064eb" style:font-style-asian="normal" style:font-style-complex="normal"/>
    </style:style>
    <style:style style:name="P93" style:family="paragraph" style:parent-style-name="Table">
      <style:paragraph-properties fo:text-align="center" style:justify-single-word="false"/>
      <style:text-properties fo:font-style="normal" officeooo:rsid="00f358aa" officeooo:paragraph-rsid="00f358aa" style:font-style-asian="normal" style:font-style-complex="normal"/>
    </style:style>
    <style:style style:name="P94" style:family="paragraph" style:parent-style-name="Table">
      <style:paragraph-properties fo:text-align="center" style:justify-single-word="false"/>
      <style:text-properties fo:font-style="normal" officeooo:rsid="008e018e" officeooo:paragraph-rsid="008e018e" fo:background-color="#ffff00" style:font-style-asian="normal" style:font-style-complex="normal"/>
    </style:style>
    <style:style style:name="P95" style:family="paragraph" style:parent-style-name="Table">
      <style:paragraph-properties fo:text-align="center" style:justify-single-word="false"/>
      <style:text-properties fo:font-style="normal" officeooo:rsid="00e7b1ef" officeooo:paragraph-rsid="00e7b1ef" fo:background-color="#ffff00" style:font-style-asian="normal" style:font-style-complex="normal"/>
    </style:style>
    <style:style style:name="P96" style:family="paragraph" style:parent-style-name="Table">
      <style:paragraph-properties fo:text-align="center" style:justify-single-word="false"/>
      <style:text-properties officeooo:rsid="001ab970" officeooo:paragraph-rsid="001ab970"/>
    </style:style>
    <style:style style:name="P97" style:family="paragraph" style:parent-style-name="Table">
      <style:paragraph-properties fo:text-align="center" style:justify-single-word="false"/>
      <style:text-properties officeooo:rsid="000d39c5" officeooo:paragraph-rsid="001ab970"/>
    </style:style>
    <style:style style:name="P98" style:family="paragraph" style:parent-style-name="Table">
      <style:paragraph-properties fo:text-align="center" style:justify-single-word="false"/>
      <style:text-properties officeooo:rsid="000d39c5" officeooo:paragraph-rsid="00cccdbc"/>
    </style:style>
    <style:style style:name="P99" style:family="paragraph" style:parent-style-name="Table">
      <style:paragraph-properties fo:text-align="center" style:justify-single-word="false"/>
      <style:text-properties officeooo:rsid="008e9753" officeooo:paragraph-rsid="00cccdbc"/>
    </style:style>
    <style:style style:name="P100" style:family="paragraph" style:parent-style-name="Table">
      <style:text-properties officeooo:rsid="008e9753" officeooo:paragraph-rsid="008e9753"/>
    </style:style>
    <style:style style:name="P101" style:family="paragraph" style:parent-style-name="Table">
      <style:text-properties officeooo:rsid="008e9753" officeooo:paragraph-rsid="00cccdbc"/>
    </style:style>
    <style:style style:name="P102" style:family="paragraph" style:parent-style-name="Table">
      <style:text-properties officeooo:rsid="005c67cc" officeooo:paragraph-rsid="00cccdbc"/>
    </style:style>
    <style:style style:name="P103" style:family="paragraph" style:parent-style-name="Table">
      <style:text-properties officeooo:rsid="005c67cc" officeooo:paragraph-rsid="00cf9619"/>
    </style:style>
    <style:style style:name="P104" style:family="paragraph" style:parent-style-name="Preformatted_20_Text">
      <style:text-properties officeooo:rsid="00092ffa" officeooo:paragraph-rsid="006b6dd4"/>
    </style:style>
    <style:style style:name="P105" style:family="paragraph" style:parent-style-name="Note" style:master-page-name="">
      <loext:graphic-properties draw:fill="none"/>
      <style:paragraph-properties fo:margin-left="1.401cm" fo:margin-right="0cm" fo:margin-top="0cm" fo:margin-bottom="0.101cm" loext:contextual-spacing="false" fo:line-height="100%" fo:text-indent="-1.401cm" style:auto-text-indent="false" style:page-number="auto" fo:background-color="transparent">
        <style:tab-stops/>
      </style:paragraph-properties>
      <style:text-properties officeooo:paragraph-rsid="006b6dd4"/>
    </style:style>
    <style:style style:name="P106" style:family="paragraph" style:parent-style-name="Note">
      <loext:graphic-properties draw:fill="none"/>
      <style:paragraph-properties fo:margin-left="1.401cm" fo:margin-right="0cm" fo:margin-top="0cm" fo:margin-bottom="0.101cm" loext:contextual-spacing="false" fo:line-height="100%" fo:text-indent="-1.401cm" style:auto-text-indent="false" fo:background-color="transparent">
        <style:tab-stops/>
      </style:paragraph-properties>
      <style:text-properties officeooo:paragraph-rsid="006b6dd4"/>
    </style:style>
    <style:style style:name="P107" style:family="paragraph" style:parent-style-name="Note">
      <loext:graphic-properties draw:fill="none"/>
      <style:paragraph-properties fo:margin-left="1.401cm" fo:margin-right="0cm" fo:margin-top="0cm" fo:margin-bottom="0.101cm" loext:contextual-spacing="false" fo:line-height="100%" fo:text-indent="-1.401cm" style:auto-text-indent="false" fo:background-color="transparent">
        <style:tab-stops/>
      </style:paragraph-properties>
      <style:text-properties officeooo:rsid="0112f2a5" officeooo:paragraph-rsid="0112f2a5"/>
    </style:style>
    <style:style style:name="P108" style:family="paragraph" style:parent-style-name="Note" style:master-page-name="">
      <loext:graphic-properties draw:fill="none"/>
      <style:paragraph-properties fo:margin-left="1.3cm" fo:margin-right="0cm" fo:margin-top="0cm" fo:margin-bottom="0.101cm" loext:contextual-spacing="false" fo:line-height="100%" fo:text-indent="-1.3cm" style:auto-text-indent="false" style:page-number="auto" fo:background-color="transparent">
        <style:tab-stops/>
      </style:paragraph-properties>
    </style:style>
    <style:style style:name="P109" style:family="paragraph" style:parent-style-name="Note" style:master-page-name="">
      <loext:graphic-properties draw:fill="none"/>
      <style:paragraph-properties fo:margin-left="1.3cm" fo:margin-right="0cm" fo:margin-top="0cm" fo:margin-bottom="0.101cm" loext:contextual-spacing="false" fo:line-height="100%" fo:text-indent="-1.3cm" style:auto-text-indent="false" style:page-number="auto" fo:background-color="transparent">
        <style:tab-stops/>
      </style:paragraph-properties>
      <style:text-properties officeooo:paragraph-rsid="006b87cd"/>
    </style:style>
    <style:style style:name="P110" style:family="paragraph" style:parent-style-name="Note">
      <loext:graphic-properties draw:fill="none"/>
      <style:paragraph-properties fo:margin-left="1.3cm" fo:margin-right="0cm" fo:margin-top="0cm" fo:margin-bottom="0.101cm" loext:contextual-spacing="false" fo:line-height="100%" fo:text-indent="-1.3cm" style:auto-text-indent="false" fo:background-color="transparent">
        <style:tab-stops/>
      </style:paragraph-properties>
      <style:text-properties fo:font-weight="normal" officeooo:rsid="006b87cd" officeooo:paragraph-rsid="006b87cd" style:font-weight-asian="normal" style:font-weight-complex="normal"/>
    </style:style>
    <style:style style:name="P111" style:family="paragraph" style:parent-style-name="Note">
      <style:paragraph-properties fo:margin-left="1.3cm" fo:margin-right="0cm" fo:text-align="start" style:justify-single-word="false" fo:text-indent="-1.3cm" style:auto-text-indent="false">
        <style:tab-stops/>
      </style:paragraph-properties>
    </style:style>
    <style:style style:name="P112" style:family="paragraph" style:parent-style-name="Text_20_body" style:master-page-name="">
      <loext:graphic-properties draw:fill="none"/>
      <style:paragraph-properties fo:margin-left="2.499cm" fo:margin-right="0cm" fo:margin-top="0.3cm" fo:margin-bottom="0.3cm" loext:contextual-spacing="false" fo:line-height="120%" fo:text-indent="-2.499cm" style:auto-text-indent="false" style:page-number="auto" fo:background-color="transparent"/>
      <style:text-properties officeooo:paragraph-rsid="006ec30e"/>
    </style:style>
    <style:style style:name="P113" style:family="paragraph" style:parent-style-name="Text_20_body" style:master-page-name="">
      <style:paragraph-properties style:page-number="auto"/>
      <style:text-properties officeooo:rsid="006b87cd" officeooo:paragraph-rsid="006b87cd"/>
    </style:style>
    <style:style style:name="P114" style:family="paragraph" style:parent-style-name="Text_20_body" style:master-page-name="">
      <style:paragraph-properties style:page-number="auto" fo:break-before="auto" fo:break-after="auto"/>
      <style:text-properties officeooo:rsid="006b6dd4" officeooo:paragraph-rsid="009528f3"/>
    </style:style>
    <style:style style:name="P115" style:family="paragraph" style:parent-style-name="Note">
      <style:text-properties officeooo:rsid="009b4af6" officeooo:paragraph-rsid="009b4af6"/>
    </style:style>
    <style:style style:name="P116" style:family="paragraph" style:parent-style-name="Note">
      <style:text-properties officeooo:rsid="00ff6cf6" officeooo:paragraph-rsid="00ff6cf6"/>
    </style:style>
    <style:style style:name="P117" style:family="paragraph" style:parent-style-name="Note">
      <style:text-properties officeooo:rsid="011488fe" officeooo:paragraph-rsid="011488fe"/>
    </style:style>
    <style:style style:name="P118" style:family="paragraph" style:parent-style-name="Note">
      <style:text-properties officeooo:rsid="0114b922" officeooo:paragraph-rsid="0114b922"/>
    </style:style>
    <style:style style:name="P119" style:family="paragraph" style:parent-style-name="Note">
      <style:text-properties officeooo:rsid="01304b80" officeooo:paragraph-rsid="01304b80"/>
    </style:style>
    <style:style style:name="P120" style:family="paragraph" style:parent-style-name="Note">
      <style:text-properties officeooo:rsid="01323da4" officeooo:paragraph-rsid="01323da4"/>
    </style:style>
    <style:style style:name="P121" style:family="paragraph" style:parent-style-name="Note">
      <style:text-properties officeooo:rsid="01323da4" officeooo:paragraph-rsid="01393a7d"/>
    </style:style>
    <style:style style:name="P122" style:family="paragraph" style:parent-style-name="Note">
      <style:text-properties officeooo:rsid="01336589" officeooo:paragraph-rsid="01336589"/>
    </style:style>
    <style:style style:name="P123" style:family="paragraph" style:parent-style-name="Note">
      <style:text-properties officeooo:rsid="01393a7d" officeooo:paragraph-rsid="01393a7d"/>
    </style:style>
    <style:style style:name="P124" style:family="paragraph" style:parent-style-name="Note">
      <style:text-properties officeooo:paragraph-rsid="013d7e2f"/>
    </style:style>
    <style:style style:name="P125" style:family="paragraph" style:parent-style-name="Code" style:master-page-name="">
      <loext:graphic-properties draw:fill="none"/>
      <style:paragraph-properties fo:margin-left="1cm" fo:margin-right="0.199cm" fo:margin-top="0cm" fo:margin-bottom="0cm" loext:contextual-spacing="false" fo:line-height="120%" fo:text-indent="0cm" style:auto-text-indent="false" style:page-number="auto" fo:background-color="transparent"/>
      <style:text-properties officeooo:rsid="006b6dd4" officeooo:paragraph-rsid="009528f3"/>
    </style:style>
    <style:style style:name="P126" style:family="paragraph" style:parent-style-name="Table_20_Text">
      <style:text-properties officeooo:rsid="00cccdbc" officeooo:paragraph-rsid="00cccdbc"/>
    </style:style>
    <style:style style:name="P127" style:family="paragraph" style:parent-style-name="Table_20_Text">
      <style:text-properties officeooo:paragraph-rsid="00cccdbc"/>
    </style:style>
    <style:style style:name="P128" style:family="paragraph" style:parent-style-name="Table_20_Text">
      <style:text-properties officeooo:rsid="00cf9619" officeooo:paragraph-rsid="00cf9619"/>
    </style:style>
    <style:style style:name="P129" style:family="paragraph" style:parent-style-name="Table_20_Text">
      <style:text-properties officeooo:rsid="00eec2ea" officeooo:paragraph-rsid="00eec2ea"/>
    </style:style>
    <style:style style:name="P130" style:family="paragraph" style:parent-style-name="Table_20_Text">
      <style:text-properties officeooo:paragraph-rsid="00ed5d51"/>
    </style:style>
    <style:style style:name="P131" style:family="paragraph" style:parent-style-name="Table_20_Text">
      <style:text-properties officeooo:rsid="00fab875" officeooo:paragraph-rsid="00fab875"/>
    </style:style>
    <style:style style:name="P132" style:family="paragraph" style:parent-style-name="Table_20_Text">
      <style:text-properties officeooo:rsid="011488fe" officeooo:paragraph-rsid="011488fe"/>
    </style:style>
    <style:style style:name="P133" style:family="paragraph" style:parent-style-name="Table_20_Text">
      <style:text-properties officeooo:rsid="00ce246b" officeooo:paragraph-rsid="00ed5d51"/>
    </style:style>
    <style:style style:name="P134" style:family="paragraph" style:parent-style-name="Table_20_Text">
      <style:text-properties officeooo:rsid="0117fcd5" officeooo:paragraph-rsid="0117fcd5"/>
    </style:style>
    <style:style style:name="P135" style:family="paragraph" style:parent-style-name="Table_20_Text">
      <style:text-properties officeooo:rsid="0117fcd5" officeooo:paragraph-rsid="00cccdbc"/>
    </style:style>
    <style:style style:name="P136" style:family="paragraph" style:parent-style-name="Text_20_body">
      <style:paragraph-properties fo:line-height="150%" style:writing-mode="page"/>
      <style:text-properties officeooo:rsid="010f1a2d" officeooo:paragraph-rsid="010f1a2d"/>
    </style:style>
    <style:style style:name="P137" style:family="paragraph" style:parent-style-name="Text_20_body">
      <style:paragraph-properties fo:break-before="page"/>
    </style:style>
    <style:style style:name="P138" style:family="paragraph" style:parent-style-name="Table_20_index_20_1">
      <style:paragraph-properties>
        <style:tab-stops>
          <style:tab-stop style:position="17cm" style:type="right" style:leader-style="dotted" style:leader-text="."/>
        </style:tab-stops>
      </style:paragraph-properties>
    </style:style>
    <style:style style:name="P139" style:family="paragraph" style:parent-style-name="Contents_20_1">
      <style:paragraph-properties>
        <style:tab-stops>
          <style:tab-stop style:position="17cm" style:type="right" style:leader-style="dotted" style:leader-text="."/>
        </style:tab-stops>
      </style:paragraph-properties>
    </style:style>
    <style:style style:name="P140" style:family="paragraph" style:parent-style-name="Contents_20_2">
      <style:paragraph-properties>
        <style:tab-stops>
          <style:tab-stop style:position="0.3cm"/>
          <style:tab-stop style:position="16.501cm" style:type="right" style:leader-style="dotted" style:leader-text="."/>
        </style:tab-stops>
      </style:paragraph-properties>
    </style:style>
    <style:style style:name="P141" style:family="paragraph" style:parent-style-name="Contents_20_3">
      <style:paragraph-properties>
        <style:tab-stops>
          <style:tab-stop style:position="16.002cm" style:type="right" style:leader-style="dotted" style:leader-text="."/>
        </style:tab-stops>
      </style:paragraph-properties>
    </style:style>
    <style:style style:name="P142" style:family="paragraph" style:parent-style-name="Contents_20_5">
      <style:paragraph-properties>
        <style:tab-stops>
          <style:tab-stop style:position="15.004cm" style:type="right" style:leader-style="dotted" style:leader-text="."/>
        </style:tab-stops>
      </style:paragraph-properties>
    </style:style>
    <style:style style:name="P143" style:family="paragraph" style:parent-style-name="Contents_20_4">
      <style:paragraph-properties>
        <style:tab-stops>
          <style:tab-stop style:position="15.503cm" style:type="right" style:leader-style="dotted" style:leader-text="."/>
        </style:tab-stops>
      </style:paragraph-properties>
    </style:style>
    <style:style style:name="P144" style:family="paragraph" style:parent-style-name="Standard" style:master-page-name="First_20_Page">
      <style:paragraph-properties fo:margin-left="0cm" fo:margin-right="0cm" fo:margin-top="2cm" fo:margin-bottom="0.199cm" loext:contextual-spacing="false" fo:text-align="center" style:justify-single-word="false" fo:text-indent="0cm" style:auto-text-indent="false" style:page-number="auto"/>
      <style:text-properties fo:font-size="18pt" fo:font-weight="bold" officeooo:rsid="000b6d09" officeooo:paragraph-rsid="00eec2ea" style:font-size-asian="18pt" style:font-weight-asian="bold" style:font-size-complex="18pt" style:font-weight-complex="bold"/>
    </style:style>
    <style:style style:name="P145" style:family="paragraph" style:parent-style-name="Text_20_body" style:list-style-name="L2">
      <style:text-properties officeooo:rsid="006e4431" officeooo:paragraph-rsid="006ec30e"/>
    </style:style>
    <style:style style:name="P146" style:family="paragraph" style:parent-style-name="Text_20_body" style:list-style-name="L3">
      <style:text-properties officeooo:rsid="00ff6cf6" officeooo:paragraph-rsid="00ff6cf6"/>
    </style:style>
    <style:style style:name="P147" style:family="paragraph" style:parent-style-name="Text_20_body" style:list-style-name="L4">
      <style:text-properties officeooo:rsid="00ff6cf6" officeooo:paragraph-rsid="01230079"/>
    </style:style>
    <style:style style:name="P148" style:family="paragraph" style:parent-style-name="Text_20_body" style:list-style-name="L3">
      <style:text-properties officeooo:rsid="01002af7" officeooo:paragraph-rsid="010bcdda"/>
    </style:style>
    <style:style style:name="P149" style:family="paragraph" style:parent-style-name="Text_20_body" style:list-style-name="L3">
      <style:text-properties officeooo:rsid="01002af7" officeooo:paragraph-rsid="01002af7"/>
    </style:style>
    <style:style style:name="P150" style:family="paragraph" style:parent-style-name="Text_20_body" style:list-style-name="L3">
      <style:text-properties officeooo:rsid="01002af7" officeooo:paragraph-rsid="011b56e0"/>
    </style:style>
    <style:style style:name="P151" style:family="paragraph" style:parent-style-name="Text_20_body" style:list-style-name="L3">
      <style:text-properties fo:color="#000000" officeooo:rsid="01017509" officeooo:paragraph-rsid="011b56e0"/>
    </style:style>
    <style:style style:name="P152" style:family="paragraph" style:parent-style-name="Text_20_body" style:list-style-name="L3">
      <style:text-properties fo:color="#000000" officeooo:rsid="01079bc3" officeooo:paragraph-rsid="01079bc3"/>
    </style:style>
    <style:style style:name="P153" style:family="paragraph" style:parent-style-name="Text_20_body" style:list-style-name="L3">
      <style:text-properties officeooo:rsid="010374e4" officeooo:paragraph-rsid="010374e4"/>
    </style:style>
    <style:style style:name="P154" style:family="paragraph" style:parent-style-name="Text_20_body" style:list-style-name=""/>
    <style:style style:name="P155" style:family="paragraph" style:parent-style-name="Text_20_body" style:list-style-name="L5">
      <style:text-properties officeooo:rsid="01287200" officeooo:paragraph-rsid="01287200"/>
    </style:style>
    <style:style style:name="P156" style:family="paragraph" style:parent-style-name="Text_20_body" style:list-style-name="L5">
      <style:text-properties officeooo:rsid="01287200" officeooo:paragraph-rsid="0129f76b"/>
    </style:style>
    <style:style style:name="P157" style:family="paragraph" style:parent-style-name="Text_20_body" style:list-style-name="L5">
      <style:text-properties officeooo:rsid="012c2197" officeooo:paragraph-rsid="012c2197"/>
    </style:style>
    <style:style style:name="P158" style:family="paragraph" style:parent-style-name="Text_20_body" style:list-style-name="L5">
      <style:text-properties officeooo:rsid="0129f76b" officeooo:paragraph-rsid="0129f76b"/>
    </style:style>
    <style:style style:name="P159" style:family="paragraph" style:parent-style-name="Heading_20_1">
      <style:text-properties officeooo:rsid="005c67cc" officeooo:paragraph-rsid="00cccdbc"/>
    </style:style>
    <style:style style:name="P160" style:family="paragraph" style:parent-style-name="Heading_20_1">
      <style:paragraph-properties fo:break-before="page"/>
    </style:style>
    <style:style style:name="P161" style:family="paragraph" style:parent-style-name="Heading_20_1">
      <style:paragraph-properties fo:break-before="page"/>
      <style:text-properties officeooo:rsid="00d2a130" officeooo:paragraph-rsid="00d2a130"/>
    </style:style>
    <style:style style:name="P162" style:family="paragraph" style:parent-style-name="Heading_20_1">
      <style:paragraph-properties fo:break-before="page"/>
      <style:text-properties officeooo:paragraph-rsid="00db8f99"/>
    </style:style>
    <style:style style:name="P163" style:family="paragraph" style:parent-style-name="Heading_20_2">
      <style:text-properties officeooo:rsid="008e018e" officeooo:paragraph-rsid="008e018e"/>
    </style:style>
    <style:style style:name="P164" style:family="paragraph" style:parent-style-name="Heading_20_2">
      <style:text-properties officeooo:rsid="00d2a130" officeooo:paragraph-rsid="00d2a130"/>
    </style:style>
    <style:style style:name="P165" style:family="paragraph" style:parent-style-name="Heading_20_2">
      <style:text-properties officeooo:paragraph-rsid="00d498e6"/>
    </style:style>
    <style:style style:name="P166" style:family="paragraph" style:parent-style-name="Heading_20_2">
      <style:text-properties officeooo:rsid="006b6dd4" officeooo:paragraph-rsid="006b6dd4"/>
    </style:style>
    <style:style style:name="P167" style:family="paragraph" style:parent-style-name="Heading_20_2">
      <style:paragraph-properties fo:break-before="page"/>
      <style:text-properties officeooo:rsid="00d8d676" officeooo:paragraph-rsid="00d8d676"/>
    </style:style>
    <style:style style:name="P168" style:family="paragraph" style:parent-style-name="Heading_20_2" style:master-page-name="">
      <style:paragraph-properties style:page-number="auto" fo:break-before="auto" fo:break-after="auto"/>
      <style:text-properties officeooo:rsid="005e6573" officeooo:paragraph-rsid="00d498e6"/>
    </style:style>
    <style:style style:name="P169" style:family="paragraph" style:parent-style-name="Heading_20_3">
      <style:text-properties officeooo:rsid="005e5980" officeooo:paragraph-rsid="00d498e6" fo:background-color="transparent"/>
    </style:style>
    <style:style style:name="P170" style:family="paragraph" style:parent-style-name="Heading_20_3">
      <style:text-properties officeooo:rsid="0096bbcd" officeooo:paragraph-rsid="0096bbcd"/>
    </style:style>
    <style:style style:name="P171" style:family="paragraph" style:parent-style-name="Heading_20_3">
      <style:text-properties officeooo:rsid="006b6dd4" officeooo:paragraph-rsid="006b6dd4"/>
    </style:style>
    <style:style style:name="P172" style:family="paragraph" style:parent-style-name="Heading_20_3" style:master-page-name="">
      <style:paragraph-properties style:page-number="auto" fo:break-before="auto" fo:break-after="auto"/>
      <style:text-properties officeooo:rsid="010d010d" officeooo:paragraph-rsid="010d010d"/>
    </style:style>
    <style:style style:name="P173" style:family="paragraph" style:parent-style-name="Heading_20_3" style:master-page-name="">
      <style:paragraph-properties style:page-number="auto" fo:break-before="auto" fo:break-after="auto"/>
      <style:text-properties officeooo:rsid="010374e4" officeooo:paragraph-rsid="00ff22af"/>
    </style:style>
    <style:style style:name="P174" style:family="paragraph" style:parent-style-name="Heading_20_3" style:master-page-name="">
      <style:paragraph-properties style:page-number="auto" fo:break-before="auto" fo:break-after="auto"/>
      <style:text-properties officeooo:rsid="00f50975" officeooo:paragraph-rsid="00f50975"/>
    </style:style>
    <style:style style:name="P175" style:family="paragraph" style:parent-style-name="Heading_20_3" style:master-page-name="">
      <style:paragraph-properties style:page-number="auto" fo:break-before="auto" fo:break-after="auto"/>
      <style:text-properties officeooo:rsid="00f9e004" officeooo:paragraph-rsid="00f9e004"/>
    </style:style>
    <style:style style:name="P176" style:family="paragraph" style:parent-style-name="Heading_20_4">
      <style:text-properties officeooo:rsid="010bcdda" officeooo:paragraph-rsid="0133e75a"/>
    </style:style>
    <style:style style:name="P177" style:family="paragraph" style:parent-style-name="Heading_20_4">
      <style:text-properties officeooo:rsid="010d010d" officeooo:paragraph-rsid="010d010d"/>
    </style:style>
    <style:style style:name="P178" style:family="paragraph" style:parent-style-name="Heading_20_4">
      <style:text-properties officeooo:rsid="011d2e3b" officeooo:paragraph-rsid="011d2e3b"/>
    </style:style>
    <style:style style:name="P179" style:family="paragraph" style:parent-style-name="Heading_20_4">
      <style:text-properties officeooo:paragraph-rsid="00f9e004"/>
    </style:style>
    <style:style style:name="P180" style:family="paragraph" style:parent-style-name="Heading_20_4">
      <style:text-properties officeooo:paragraph-rsid="01323da4"/>
    </style:style>
    <style:style style:name="P181" style:family="paragraph" style:parent-style-name="Heading_20_4">
      <style:text-properties officeooo:rsid="0096bbcd" officeooo:paragraph-rsid="0096bbcd"/>
    </style:style>
    <style:style style:name="P182" style:family="paragraph" style:parent-style-name="Heading_20_4" style:master-page-name="">
      <style:paragraph-properties style:page-number="auto" fo:break-before="auto" fo:break-after="auto"/>
    </style:style>
    <style:style style:name="P183" style:family="paragraph" style:parent-style-name="Heading_20_5">
      <style:paragraph-properties fo:break-before="page"/>
    </style:style>
    <style:style style:name="P184" style:family="paragraph" style:parent-style-name="Heading_20_5">
      <style:paragraph-properties fo:break-before="page"/>
      <style:text-properties officeooo:rsid="01287200" officeooo:paragraph-rsid="01287200"/>
    </style:style>
    <style:style style:name="P185" style:family="paragraph" style:parent-style-name="Abbreviations" style:list-style-name="L1"/>
    <style:style style:name="P186" style:family="paragraph" style:parent-style-name="Abbreviations" style:list-style-name="L1">
      <style:text-properties officeooo:rsid="009f4844" officeooo:paragraph-rsid="009f4844"/>
    </style:style>
    <style:style style:name="P187" style:family="paragraph" style:parent-style-name="Abbreviations" style:list-style-name="L1">
      <style:text-properties officeooo:rsid="006e4431" officeooo:paragraph-rsid="006ec30e"/>
    </style:style>
    <style:style style:name="P188" style:family="paragraph" style:parent-style-name="Abbreviations" style:list-style-name="L1">
      <style:text-properties officeooo:rsid="00c46c1f" officeooo:paragraph-rsid="00c46c1f"/>
    </style:style>
    <style:style style:name="P189" style:family="paragraph" style:parent-style-name="Abbreviations" style:list-style-name="L1">
      <style:text-properties officeooo:rsid="00eec2ea" officeooo:paragraph-rsid="00eec2ea"/>
    </style:style>
    <style:style style:name="T1" style:family="text">
      <style:text-properties officeooo:rsid="009a1722"/>
    </style:style>
    <style:style style:name="T2" style:family="text">
      <style:text-properties officeooo:rsid="003229a3"/>
    </style:style>
    <style:style style:name="T3" style:family="text">
      <style:text-properties officeooo:rsid="008e018e"/>
    </style:style>
    <style:style style:name="T4" style:family="text">
      <style:text-properties fo:font-variant="normal" fo:text-transform="none" fo:color="#19232d" style:font-name="Liberation Serif" fo:font-size="12pt" fo:letter-spacing="normal" fo:font-style="normal" fo:font-weight="normal" officeooo:rsid="00937a03" style:font-size-asian="12pt" style:font-size-complex="12pt"/>
    </style:style>
    <style:style style:name="T5" style:family="text">
      <style:text-properties fo:font-variant="normal" fo:text-transform="none" fo:color="#19232d" style:font-name="Liberation Serif" fo:font-size="12pt" fo:letter-spacing="normal" fo:font-style="normal" fo:font-weight="normal" officeooo:rsid="009b4af6" style:font-size-asian="12pt" style:font-size-complex="12pt"/>
    </style:style>
    <style:style style:name="T6" style:family="text">
      <style:text-properties fo:font-variant="normal" fo:text-transform="none" fo:color="#19232d" style:font-name="Liberation Serif" fo:font-size="12pt" fo:letter-spacing="normal" fo:font-style="normal" fo:font-weight="normal" officeooo:rsid="00b9b8a3" style:font-size-asian="12pt" style:font-size-complex="12pt"/>
    </style:style>
    <style:style style:name="T7" style:family="text">
      <style:text-properties fo:font-variant="normal" fo:text-transform="none" fo:color="#19232d" style:font-name="Liberation Serif" fo:font-size="12pt" fo:letter-spacing="normal" fo:font-style="normal" fo:font-weight="normal" officeooo:rsid="00bb0ee1" style:font-size-asian="12pt" style:font-size-complex="12pt"/>
    </style:style>
    <style:style style:name="T8" style:family="text">
      <style:text-properties fo:font-variant="normal" fo:text-transform="none" fo:color="#19232d" style:font-name="Liberation Serif" fo:font-size="12pt" fo:letter-spacing="normal" fo:font-style="normal" fo:font-weight="normal" officeooo:rsid="00bbcdd0" style:font-size-asian="12pt" style:font-size-complex="12pt"/>
    </style:style>
    <style:style style:name="T9" style:family="text">
      <style:text-properties fo:font-variant="normal" fo:text-transform="none" fo:color="#19232d" style:font-name="Liberation Serif" fo:font-size="12pt" fo:letter-spacing="normal" fo:font-style="normal" fo:font-weight="normal" officeooo:rsid="00f9e004" style:font-size-asian="12pt" style:font-size-complex="12pt"/>
    </style:style>
    <style:style style:name="T10" style:family="text">
      <style:text-properties fo:font-variant="normal" fo:text-transform="none" fo:color="#19232d" style:font-name="Liberation Serif" fo:font-size="12pt" fo:letter-spacing="normal" fo:font-style="normal" fo:font-weight="normal" officeooo:rsid="00f0cd16" style:font-size-asian="12pt" style:font-style-asian="normal" style:font-size-complex="12pt" style:font-style-complex="normal"/>
    </style:style>
    <style:style style:name="T11" style:family="text">
      <style:text-properties fo:font-variant="normal" fo:text-transform="none" fo:color="#19232d" style:font-name="Liberation Serif" fo:font-size="12pt" fo:letter-spacing="normal" fo:font-style="normal" fo:font-weight="normal" officeooo:rsid="00f3643e" style:font-size-asian="12pt" style:font-style-asian="normal" style:font-size-complex="12pt" style:font-style-complex="normal"/>
    </style:style>
    <style:style style:name="T12" style:family="text">
      <style:text-properties fo:font-variant="normal" fo:text-transform="none" fo:color="#19232d" style:font-name="Liberation Serif" fo:font-size="12pt" fo:letter-spacing="normal" fo:font-style="normal" fo:font-weight="normal" officeooo:rsid="00f9e004" style:font-size-asian="12pt" style:font-style-asian="normal" style:font-size-complex="12pt" style:font-style-complex="normal"/>
    </style:style>
    <style:style style:name="T13" style:family="text">
      <style:text-properties fo:font-variant="normal" fo:text-transform="none" fo:color="#19232d" style:font-name="Liberation Serif" fo:font-size="12pt" fo:letter-spacing="normal" fo:font-style="normal" fo:font-weight="normal" officeooo:rsid="00937a03" style:font-size-asian="12pt" style:font-style-asian="normal" style:font-size-complex="12pt" style:font-style-complex="normal"/>
    </style:style>
    <style:style style:name="T14" style:family="text">
      <style:text-properties fo:font-variant="normal" fo:text-transform="none" fo:color="#19232d" style:font-name="Liberation Serif" fo:font-size="12pt" fo:letter-spacing="normal" fo:font-style="normal" fo:font-weight="normal" officeooo:rsid="00b9b8a3" style:font-size-asian="12pt" style:font-style-asian="normal" style:font-size-complex="12pt" style:font-style-complex="normal"/>
    </style:style>
    <style:style style:name="T15" style:family="text">
      <style:text-properties fo:font-variant="normal" fo:text-transform="none" fo:color="#19232d" style:font-name="Liberation Serif" fo:font-size="12pt" fo:letter-spacing="normal" fo:font-style="normal" fo:font-weight="normal" officeooo:rsid="00bb0ee1" style:font-size-asian="12pt" style:font-style-asian="normal" style:font-size-complex="12pt" style:font-style-complex="normal"/>
    </style:style>
    <style:style style:name="T16" style:family="text">
      <style:text-properties fo:font-variant="normal" fo:text-transform="none" fo:color="#19232d" style:font-name="Liberation Serif" fo:font-size="12pt" fo:letter-spacing="normal" fo:font-style="normal" fo:font-weight="normal" officeooo:rsid="00bbcdd0" style:font-size-asian="12pt" style:font-style-asian="normal" style:font-size-complex="12pt" style:font-style-complex="normal"/>
    </style:style>
    <style:style style:name="T17" style:family="text">
      <style:text-properties fo:font-variant="normal" fo:text-transform="none" fo:color="#19232d" style:font-name="Liberation Serif" fo:font-size="12pt" fo:letter-spacing="normal" fo:font-style="normal" fo:font-weight="normal" officeooo:rsid="009b4af6" style:font-size-asian="12pt" style:font-style-asian="normal" style:font-size-complex="12pt" style:font-style-complex="normal"/>
    </style:style>
    <style:style style:name="T18" style:family="text">
      <style:text-properties fo:font-variant="normal" fo:text-transform="none" fo:color="#19232d" style:font-name="Liberation Serif" fo:font-size="12pt" fo:letter-spacing="normal" fo:font-style="italic" fo:font-weight="normal" officeooo:rsid="00f0cd16" style:font-size-asian="12pt" style:font-style-asian="italic" style:font-size-complex="12pt" style:font-style-complex="italic"/>
    </style:style>
    <style:style style:name="T19" style:family="text">
      <style:text-properties fo:font-variant="normal" fo:text-transform="none" fo:color="#333333" style:font-name="Liberation Serif" fo:letter-spacing="normal" fo:font-style="normal" fo:font-weight="normal" officeooo:rsid="0092be2a" fo:background-color="transparent" loext:char-shading-value="0" style:font-weight-asian="normal" style:font-weight-complex="normal"/>
    </style:style>
    <style:style style:name="T20" style:family="text">
      <style:text-properties fo:font-variant="normal" fo:text-transform="none" fo:color="#333333" style:font-name="Liberation Serif" fo:letter-spacing="normal" fo:font-style="normal" fo:font-weight="normal" officeooo:rsid="00fee39f" fo:background-color="transparent" loext:char-shading-value="0" style:font-weight-asian="normal" style:font-weight-complex="normal"/>
    </style:style>
    <style:style style:name="T21" style:family="text">
      <style:text-properties fo:font-variant="normal" fo:text-transform="none" fo:color="#333333" style:font-name="Liberation Serif" fo:letter-spacing="normal" fo:font-style="normal" fo:font-weight="normal" officeooo:rsid="009139b0" fo:background-color="transparent" loext:char-shading-value="0" style:font-weight-asian="normal" style:font-weight-complex="normal"/>
    </style:style>
    <style:style style:name="T22" style:family="text">
      <style:text-properties fo:font-variant="normal" fo:text-transform="none" style:font-name="Monaco" fo:font-size="8.44999980926514pt" fo:letter-spacing="normal" fo:font-style="normal" fo:font-weight="normal"/>
    </style:style>
    <style:style style:name="T23" style:family="text">
      <style:text-properties fo:font-variant="normal" fo:text-transform="none" style:font-name="Monaco" fo:font-size="8.44999980926514pt" fo:letter-spacing="normal" fo:font-style="normal" fo:font-weight="normal" officeooo:rsid="01699e85"/>
    </style:style>
    <style:style style:name="T24" style:family="text">
      <style:text-properties fo:font-variant="normal" fo:text-transform="none" style:font-name="Monaco" fo:font-size="8.44999980926514pt" fo:letter-spacing="normal" fo:font-style="normal" fo:font-weight="normal" officeooo:rsid="01b5e03c"/>
    </style:style>
    <style:style style:name="T25" style:family="text">
      <style:text-properties fo:font-variant="normal" fo:text-transform="none" style:font-name="Monaco" fo:font-size="8.44999980926514pt" fo:letter-spacing="normal" fo:font-style="normal" fo:font-weight="normal" officeooo:rsid="01bad384"/>
    </style:style>
    <style:style style:name="T26" style:family="text">
      <style:text-properties fo:font-variant="normal" fo:text-transform="none" style:font-name="Monaco" fo:font-size="8.44999980926514pt" fo:letter-spacing="normal" fo:font-style="normal" fo:font-weight="normal" officeooo:rsid="0133e75a"/>
    </style:style>
    <style:style style:name="T27" style:family="text">
      <style:text-properties fo:font-variant="normal" fo:text-transform="none" fo:letter-spacing="normal"/>
    </style:style>
    <style:style style:name="T28" style:family="text">
      <style:text-properties fo:font-variant="normal" fo:text-transform="none" style:font-name="Arial" fo:font-size="12pt" fo:letter-spacing="normal" fo:font-style="normal" fo:font-weight="normal" style:font-size-asian="12pt" style:font-size-complex="12pt"/>
    </style:style>
    <style:style style:name="T29" style:family="text">
      <style:text-properties fo:font-variant="normal" fo:text-transform="none" style:font-name="Arial" fo:font-size="12pt" fo:letter-spacing="normal" fo:font-style="normal" fo:font-weight="normal" officeooo:rsid="01b5e03c" style:font-size-asian="12pt" style:font-size-complex="12pt"/>
    </style:style>
    <style:style style:name="T30" style:family="text">
      <style:text-properties fo:font-variant="normal" fo:text-transform="none" style:font-name="Arial" fo:font-size="12pt" fo:letter-spacing="normal" fo:font-style="normal" fo:font-weight="normal" officeooo:rsid="00f88dae" style:font-size-asian="12pt" style:font-size-complex="12pt"/>
    </style:style>
    <style:style style:name="T31" style:family="text">
      <style:text-properties fo:font-variant="normal" fo:text-transform="none" style:font-name="Arial" fo:font-size="12pt" fo:letter-spacing="normal" fo:font-style="normal" fo:font-weight="normal" officeooo:rsid="0169b4f8" style:font-size-asian="12pt" style:font-size-complex="12pt"/>
    </style:style>
    <style:style style:name="T32" style:family="text">
      <style:text-properties fo:font-variant="normal" fo:text-transform="none" fo:color="#0000ff" style:font-name="SFMono-Regular" fo:font-size="9pt" fo:letter-spacing="normal" fo:font-style="normal" fo:font-weight="normal"/>
    </style:style>
    <style:style style:name="T33" style:family="text">
      <style:text-properties style:text-position="super 58%" officeooo:rsid="013f5a79"/>
    </style:style>
    <style:style style:name="T34" style:family="text">
      <style:text-properties style:text-position="super 58%" officeooo:rsid="01407cbd"/>
    </style:style>
    <style:style style:name="T35" style:family="text">
      <style:text-properties officeooo:rsid="0049ab07"/>
    </style:style>
    <style:style style:name="T36" style:family="text">
      <style:text-properties officeooo:rsid="005e5980"/>
    </style:style>
    <style:style style:name="T37" style:family="text">
      <style:text-properties officeooo:rsid="001ab970"/>
    </style:style>
    <style:style style:name="T38" style:family="text">
      <style:text-properties fo:font-style="normal" style:font-style-asian="normal" style:font-style-complex="normal"/>
    </style:style>
    <style:style style:name="T39" style:family="text">
      <style:text-properties fo:font-style="normal" officeooo:rsid="005e5980" style:font-style-asian="normal" style:font-style-complex="normal"/>
    </style:style>
    <style:style style:name="T40" style:family="text">
      <style:text-properties fo:font-style="normal" officeooo:rsid="00be7c3a" style:font-style-asian="normal" style:font-style-complex="normal"/>
    </style:style>
    <style:style style:name="T41" style:family="text">
      <style:text-properties fo:font-style="normal" officeooo:rsid="00e7b1ef" style:font-style-asian="normal" style:font-style-complex="normal"/>
    </style:style>
    <style:style style:name="T42" style:family="text">
      <style:text-properties fo:font-style="normal" officeooo:rsid="00f0cd16" style:font-style-asian="normal" style:font-style-complex="normal"/>
    </style:style>
    <style:style style:name="T43" style:family="text">
      <style:text-properties fo:font-style="normal" officeooo:rsid="011eb530" style:font-style-asian="normal" style:font-style-complex="normal"/>
    </style:style>
    <style:style style:name="T44" style:family="text">
      <style:text-properties fo:font-weight="normal" officeooo:rsid="006b87cd" style:font-weight-asian="normal" style:font-weight-complex="normal"/>
    </style:style>
    <style:style style:name="T45" style:family="text">
      <style:text-properties fo:font-weight="normal" officeooo:rsid="009c371f" style:font-weight-asian="normal" style:font-weight-complex="normal"/>
    </style:style>
    <style:style style:name="T46" style:family="text">
      <style:text-properties fo:font-weight="bold" style:font-weight-asian="bold" style:font-weight-complex="bold"/>
    </style:style>
    <style:style style:name="T47" style:family="text">
      <style:text-properties fo:font-weight="bold" officeooo:rsid="006b6dd4" style:font-weight-asian="bold" style:font-weight-complex="bold"/>
    </style:style>
    <style:style style:name="T48" style:family="text">
      <style:text-properties fo:font-weight="bold" officeooo:rsid="006b87cd" style:font-weight-asian="bold" style:font-weight-complex="bold"/>
    </style:style>
    <style:style style:name="T49" style:family="text">
      <style:text-properties fo:color="#0000cc"/>
    </style:style>
    <style:style style:name="T50" style:family="text">
      <style:text-properties fo:color="#0000cc" officeooo:rsid="006b87cd"/>
    </style:style>
    <style:style style:name="T51" style:family="text">
      <style:text-properties fo:color="#0000cc" style:font-name="monospace"/>
    </style:style>
    <style:style style:name="T52" style:family="text">
      <style:text-properties fo:color="#0000cc" style:font-name="monospace" fo:font-size="8pt" style:font-size-asian="8pt" style:font-size-complex="8pt"/>
    </style:style>
    <style:style style:name="T53" style:family="text">
      <style:text-properties fo:color="#0000cc" fo:background-color="#ffffff" loext:char-shading-value="0"/>
    </style:style>
    <style:style style:name="T54" style:family="text">
      <style:text-properties fo:color="#0000cc" officeooo:rsid="013d7e2f" fo:background-color="#ffffff" loext:char-shading-value="0"/>
    </style:style>
    <style:style style:name="T55" style:family="text">
      <style:text-properties fo:color="#0000cc" officeooo:rsid="0112f2a5"/>
    </style:style>
    <style:style style:name="T56" style:family="text">
      <style:text-properties fo:color="#0000cc" officeooo:rsid="013d7e2f"/>
    </style:style>
    <style:style style:name="T57" style:family="text">
      <style:text-properties officeooo:rsid="0062c378"/>
    </style:style>
    <style:style style:name="T58" style:family="text">
      <style:text-properties officeooo:rsid="006b6dd4"/>
    </style:style>
    <style:style style:name="T59" style:family="text">
      <style:text-properties officeooo:rsid="006b87cd"/>
    </style:style>
    <style:style style:name="T60" style:family="text">
      <style:text-properties officeooo:rsid="006bc30e"/>
    </style:style>
    <style:style style:name="T61" style:family="text">
      <style:text-properties officeooo:rsid="006fcfd3"/>
    </style:style>
    <style:style style:name="T62" style:family="text">
      <style:text-properties officeooo:rsid="006e4431"/>
    </style:style>
    <style:style style:name="T63" style:family="text">
      <style:text-properties officeooo:rsid="007850ee"/>
    </style:style>
    <style:style style:name="T64" style:family="text">
      <style:text-properties officeooo:rsid="0081a5b2"/>
    </style:style>
    <style:style style:name="T65" style:family="text">
      <style:text-properties fo:background-color="transparent" loext:char-shading-value="0"/>
    </style:style>
    <style:style style:name="T66" style:family="text">
      <style:text-properties officeooo:rsid="006124e7" fo:background-color="transparent" loext:char-shading-value="0"/>
    </style:style>
    <style:style style:name="T67" style:family="text">
      <style:text-properties officeooo:rsid="009139b0" fo:background-color="transparent" loext:char-shading-value="0"/>
    </style:style>
    <style:style style:name="T68" style:family="text">
      <style:text-properties officeooo:rsid="0092be2a" fo:background-color="transparent" loext:char-shading-value="0"/>
    </style:style>
    <style:style style:name="T69" style:family="text">
      <style:text-properties officeooo:rsid="00ff0921" fo:background-color="transparent" loext:char-shading-value="0"/>
    </style:style>
    <style:style style:name="T70" style:family="text">
      <style:text-properties officeooo:rsid="00fee39f" fo:background-color="transparent" loext:char-shading-value="0"/>
    </style:style>
    <style:style style:name="T71" style:family="text">
      <style:text-properties officeooo:rsid="00ff22af" fo:background-color="transparent" loext:char-shading-value="0"/>
    </style:style>
    <style:style style:name="T72" style:family="text">
      <style:text-properties officeooo:rsid="010374e4" fo:background-color="transparent" loext:char-shading-value="0"/>
    </style:style>
    <style:style style:name="T73" style:family="text">
      <style:text-properties officeooo:rsid="01079bc3" fo:background-color="transparent" loext:char-shading-value="0"/>
    </style:style>
    <style:style style:name="T74" style:family="text">
      <style:text-properties officeooo:rsid="008e018e" fo:background-color="transparent" loext:char-shading-value="0"/>
    </style:style>
    <style:style style:name="T75" style:family="text">
      <style:text-properties officeooo:rsid="00937a03"/>
    </style:style>
    <style:style style:name="T76" style:family="text">
      <style:text-properties fo:color="#339966" style:font-name="monospace"/>
    </style:style>
    <style:style style:name="T77" style:family="text">
      <style:text-properties fo:color="#339966" style:font-name="monospace" fo:font-size="8pt" style:font-size-asian="8pt" style:font-size-complex="8pt"/>
    </style:style>
    <style:style style:name="T78" style:family="text">
      <style:text-properties fo:color="#339966" style:font-name="monospace" fo:font-size="8pt" fo:background-color="#ffffff" loext:char-shading-value="0" style:font-size-asian="8pt" style:font-size-complex="8pt"/>
    </style:style>
    <style:style style:name="T79" style:family="text">
      <style:text-properties fo:color="#339966" style:font-name="monospace" style:font-size-asian="10.5pt"/>
    </style:style>
    <style:style style:name="T80" style:family="text">
      <style:text-properties officeooo:rsid="0098a14c"/>
    </style:style>
    <style:style style:name="T81" style:family="text">
      <style:text-properties officeooo:rsid="009b4af6"/>
    </style:style>
    <style:style style:name="T82" style:family="text">
      <style:text-properties fo:color="#000000"/>
    </style:style>
    <style:style style:name="T83" style:family="text">
      <style:text-properties fo:color="#000000" officeooo:rsid="00f0cd16"/>
    </style:style>
    <style:style style:name="T84" style:family="text">
      <style:text-properties fo:color="#000000" officeooo:rsid="01017509"/>
    </style:style>
    <style:style style:name="T85" style:family="text">
      <style:text-properties fo:color="#000000" officeooo:rsid="01079bc3"/>
    </style:style>
    <style:style style:name="T86" style:family="text">
      <style:text-properties fo:color="#000000" officeooo:rsid="010bcdda"/>
    </style:style>
    <style:style style:name="T87" style:family="text">
      <style:text-properties fo:color="#000000" officeooo:rsid="0110be38"/>
    </style:style>
    <style:style style:name="T88" style:family="text">
      <style:text-properties fo:color="#000000" officeooo:rsid="010374e4"/>
    </style:style>
    <style:style style:name="T89" style:family="text">
      <style:text-properties fo:color="#000000" officeooo:rsid="011b56e0"/>
    </style:style>
    <style:style style:name="T90" style:family="text">
      <style:text-properties fo:color="#000000" fo:font-style="normal" style:font-style-asian="normal" style:font-style-complex="normal"/>
    </style:style>
    <style:style style:name="T91" style:family="text">
      <style:text-properties fo:color="#000000" officeooo:rsid="01002af7"/>
    </style:style>
    <style:style style:name="T92" style:family="text">
      <style:text-properties fo:color="#000000" officeooo:rsid="0133e75a"/>
    </style:style>
    <style:style style:name="T93" style:family="text">
      <style:text-properties officeooo:rsid="00abacf4"/>
    </style:style>
    <style:style style:name="T94" style:family="text">
      <style:text-properties officeooo:rsid="00c59a62"/>
    </style:style>
    <style:style style:name="T95" style:family="text">
      <style:text-properties officeooo:rsid="00cccdbc"/>
    </style:style>
    <style:style style:name="T96" style:family="text">
      <style:text-properties officeooo:rsid="00ce246b"/>
    </style:style>
    <style:style style:name="T97" style:family="text">
      <style:text-properties officeooo:rsid="00d2a130"/>
    </style:style>
    <style:style style:name="T98" style:family="text">
      <style:text-properties officeooo:rsid="00d57432"/>
    </style:style>
    <style:style style:name="T99" style:family="text">
      <style:text-properties fo:color="#0000ff" officeooo:rsid="01079bc3"/>
    </style:style>
    <style:style style:name="T100" style:family="text">
      <style:text-properties officeooo:rsid="00e7b1ef"/>
    </style:style>
    <style:style style:name="T101" style:family="text">
      <style:text-properties officeooo:rsid="00ed5d51"/>
    </style:style>
    <style:style style:name="T102" style:family="text">
      <style:text-properties officeooo:rsid="00eec2ea"/>
    </style:style>
    <style:style style:name="T103" style:family="text">
      <style:text-properties officeooo:rsid="00eedb0b"/>
    </style:style>
    <style:style style:name="T104" style:family="text">
      <style:text-properties officeooo:rsid="01b573c2"/>
    </style:style>
    <style:style style:name="T105" style:family="text">
      <style:text-properties officeooo:rsid="00f358aa"/>
    </style:style>
    <style:style style:name="T106" style:family="text">
      <style:text-properties officeooo:rsid="00f50975"/>
    </style:style>
    <style:style style:name="T107" style:family="text">
      <style:text-properties officeooo:rsid="01b5e03c"/>
    </style:style>
    <style:style style:name="T108" style:family="text">
      <style:text-properties style:font-name="Arial" fo:font-size="12pt" style:font-size-asian="12pt" style:font-size-complex="12pt"/>
    </style:style>
    <style:style style:name="T109" style:family="text">
      <style:text-properties officeooo:rsid="00f9e004"/>
    </style:style>
    <style:style style:name="T110" style:family="text">
      <style:text-properties officeooo:rsid="0105ad30"/>
    </style:style>
    <style:style style:name="T111" style:family="text">
      <style:text-properties officeooo:rsid="01079bc3"/>
    </style:style>
    <style:style style:name="T112" style:family="text">
      <style:text-properties officeooo:rsid="010d010d"/>
    </style:style>
    <style:style style:name="T113" style:family="text">
      <style:text-properties officeooo:rsid="010f1a2d"/>
    </style:style>
    <style:style style:name="T114" style:family="text">
      <style:text-properties officeooo:rsid="0112f2a5"/>
    </style:style>
    <style:style style:name="T115" style:family="text">
      <style:text-properties fo:background-color="#ffffff" loext:char-shading-value="0"/>
    </style:style>
    <style:style style:name="T116" style:family="text">
      <style:text-properties officeooo:rsid="0112f2a5" fo:background-color="#ffffff" loext:char-shading-value="0"/>
    </style:style>
    <style:style style:name="T117" style:family="text">
      <style:text-properties officeooo:rsid="0116194b"/>
    </style:style>
    <style:style style:name="T118" style:family="text">
      <style:text-properties officeooo:rsid="011a55d5"/>
    </style:style>
    <style:style style:name="T119" style:family="text">
      <style:text-properties officeooo:rsid="011b56e0"/>
    </style:style>
    <style:style style:name="T120" style:family="text">
      <style:text-properties officeooo:rsid="011eb530"/>
    </style:style>
    <style:style style:name="T121" style:family="text">
      <style:text-properties officeooo:rsid="01230079"/>
    </style:style>
    <style:style style:name="T122" style:family="text">
      <style:text-properties officeooo:rsid="0129f76b"/>
    </style:style>
    <style:style style:name="T123" style:family="text">
      <style:text-properties officeooo:rsid="012cdc79"/>
    </style:style>
    <style:style style:name="T124" style:family="text">
      <style:text-properties officeooo:rsid="01304b80"/>
    </style:style>
    <style:style style:name="T125" style:family="text">
      <style:text-properties officeooo:rsid="01323da4"/>
    </style:style>
    <style:style style:name="T126" style:family="text">
      <style:text-properties officeooo:rsid="01393a7d"/>
    </style:style>
    <style:style style:name="T127" style:family="text">
      <style:text-properties officeooo:rsid="013a68db"/>
    </style:style>
    <style:style style:name="T128" style:family="text">
      <style:text-properties officeooo:rsid="013ba9a6"/>
    </style:style>
    <style:style style:name="T129" style:family="text">
      <style:text-properties officeooo:rsid="013d7e2f"/>
    </style:style>
    <style:style style:name="T130" style:family="text">
      <style:text-properties officeooo:rsid="013f5a79"/>
    </style:style>
    <style:style style:name="T131" style:family="text">
      <style:text-properties officeooo:rsid="01407cbd"/>
    </style:style>
    <style:style style:name="T132" style:family="text">
      <style:text-properties style:text-position="0% 1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p text:style-name="P144"><text:tab/>WIMBORNE MODEL TOWN</text:p>
      <text:p text:style-name="P81">DEVELOPMENT</text:p>
      <text:p text:style-name="P82">RIVER SYSTEM: INSTALLATION SPECIFICATION</text:p>
      <text:p text:style-name="P80">Issue <text:span text:style-name="T102">0.5</text:span></text:p>
      <text:p text:style-name="P78"><text:span text:style-name="T131">29</text:span><text:span text:style-name="T34">th</text:span><text:span text:style-name="T131"> Sept </text:span>201<text:span text:style-name="T106">9</text:span></text:p>
      <text:p text:style-name="P77"/>
      <text:p text:style-name="P12"/>
      <text:p text:style-name="P12"/>
      <text:p text:style-name="P12"/>
      <text:p text:style-name="P12"/>
      <text:p text:style-name="P12"/>
      <text:p text:style-name="P12"><draw:frame draw:style-name="fr1" draw:name="Image6" text:anchor-type="paragraph" svg:x="7.636cm" svg:y="0.87cm" svg:width="1.729cm" svg:height="1.729cm" draw:z-index="0"><draw:image xlink:href="Pictures/100002010000004000000040BE6D4F87414076A5.png" xlink:type="simple" xlink:show="embed" xlink:actuate="onLoad" loext:mime-type="image/png"/></draw:frame></text:p>
      <text:p text:style-name="P12"/>
      <text:p text:style-name="P11"/>
      <text:p text:style-name="P11"/>
      <text:p text:style-name="P11">This work is licensed under the Creative Commons Attribution-NonCommercial-ShareAlike 4.0 International License. To view a copy of this license, visit http://creativecommons.org/licenses/by-nc-sa/4.0/.</text:p>
      <text:p text:style-name="P79"/>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tab-stop style:type="left" style:position="0.3cm" style:leader-char=" "/>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9"><text:a xlink:type="simple" xlink:href="#__RefHeading___Toc121_2006520353" text:style-name="Index_20_Link" text:visited-style-name="Index_20_Link">1 <text:s text:c="2"/>INTRODUCTION<text:tab/>4</text:a></text:p>
          <text:p text:style-name="P140"><text:tab/><text:a xlink:type="simple" xlink:href="#__RefHeading___Toc1377_770600052" text:style-name="Index_20_Link" text:visited-style-name="Index_20_Link">1.1 <text:s text:c="2"/>Development Documents<text:tab/>4</text:a></text:p>
          <text:p text:style-name="P140"><text:tab/><text:a xlink:type="simple" xlink:href="#__RefHeading___Toc1379_770600052" text:style-name="Index_20_Link" text:visited-style-name="Index_20_Link">1.2 <text:s text:c="2"/>Referenced Documents and Resources<text:tab/>4</text:a></text:p>
          <text:p text:style-name="P139"><text:a xlink:type="simple" xlink:href="#__RefHeading___Toc1094_766398450" text:style-name="Index_20_Link" text:visited-style-name="Index_20_Link">2 <text:s text:c="2"/>ABBREVIATIONS<text:tab/>5</text:a></text:p>
          <text:p text:style-name="P139"><text:a xlink:type="simple" xlink:href="#__RefHeading___Toc3053_1846118659" text:style-name="Index_20_Link" text:visited-style-name="Index_20_Link">3 <text:s text:c="2"/>PROJECT ARCHIVES<text:tab/>5</text:a></text:p>
          <text:p text:style-name="P139"><text:a xlink:type="simple" xlink:href="#__RefHeading___Toc2665_3736940938" text:style-name="Index_20_Link" text:visited-style-name="Index_20_Link">4 <text:s text:c="2"/>SYSTEM FUNCTIONS<text:tab/>6</text:a></text:p>
          <text:p text:style-name="P140"><text:tab/><text:a xlink:type="simple" xlink:href="#__RefHeading___Toc2667_3736940938" text:style-name="Index_20_Link" text:visited-style-name="Index_20_Link">4.1 <text:s text:c="2"/>Hardware<text:tab/>6</text:a></text:p>
          <text:p text:style-name="P141"><text:a xlink:type="simple" xlink:href="#__RefHeading___Toc123_2006520353" text:style-name="Index_20_Link" text:visited-style-name="Index_20_Link">4.1.1 <text:s text:c="2"/>Installation<text:tab/>6</text:a></text:p>
          <text:p text:style-name="P141"><text:a xlink:type="simple" xlink:href="#__RefHeading___Toc3769_590468097" text:style-name="Index_20_Link" text:visited-style-name="Index_20_Link">4.1.2 <text:s text:c="2"/>Electrostatic Sensitive Devices<text:tab/>6</text:a></text:p>
          <text:p text:style-name="P141"><text:a xlink:type="simple" xlink:href="#__RefHeading___Toc2669_3736940938" text:style-name="Index_20_Link" text:visited-style-name="Index_20_Link">4.1.3 <text:s text:c="2"/>Hardware Environment<text:tab/>6</text:a></text:p>
          <text:p text:style-name="P141"><text:a xlink:type="simple" xlink:href="#__RefHeading___Toc7646_1301905370" text:style-name="Index_20_Link" text:visited-style-name="Index_20_Link">4.1.4 <text:s text:c="2"/>System Layout<text:tab/>6</text:a></text:p>
          <text:p text:style-name="P140"><text:tab/><text:a xlink:type="simple" xlink:href="#__RefHeading___Toc2671_3736940938" text:style-name="Index_20_Link" text:visited-style-name="Index_20_Link">4.2 <text:s text:c="2"/>Software<text:tab/>7</text:a></text:p>
          <text:p text:style-name="P141"><text:a xlink:type="simple" xlink:href="#__RefHeading___Toc3065_1846118659" text:style-name="Index_20_Link" text:visited-style-name="Index_20_Link">4.2.1 <text:s text:c="2"/>Software Environment<text:tab/>7</text:a></text:p>
          <text:p text:style-name="P141"><text:a xlink:type="simple" xlink:href="#__RefHeading___Toc2673_3736940938" text:style-name="Index_20_Link" text:visited-style-name="Index_20_Link">4.2.2 <text:s text:c="2"/>Development Tools<text:tab/>7</text:a></text:p>
          <text:p text:style-name="P140"><text:tab/><text:a xlink:type="simple" xlink:href="#__RefHeading___Toc2675_3736940938" text:style-name="Index_20_Link" text:visited-style-name="Index_20_Link">4.3 <text:s text:c="2"/>Detailed Description Of Software Functions<text:tab/>7</text:a></text:p>
          <text:p text:style-name="P141"><text:a xlink:type="simple" xlink:href="#__RefHeading___Toc1403_770600052" text:style-name="Index_20_Link" text:visited-style-name="Index_20_Link">4.3.1 <text:s text:c="2"/>General<text:tab/>7</text:a></text:p>
          <text:p text:style-name="P140"><text:tab/><text:a xlink:type="simple" xlink:href="#__RefHeading___Toc3073_1846118659" text:style-name="Index_20_Link" text:visited-style-name="Index_20_Link">4.4 <text:s text:c="2"/>Deployment<text:tab/>7</text:a></text:p>
          <text:p text:style-name="P141"><text:a xlink:type="simple" xlink:href="#__RefHeading___Toc3075_1846118659" text:style-name="Index_20_Link" text:visited-style-name="Index_20_Link">4.4.1 <text:s text:c="2"/>Software Environment<text:tab/>7</text:a></text:p>
          <text:p text:style-name="P143"><text:a xlink:type="simple" xlink:href="#__RefHeading___Toc9853_3975287069" text:style-name="Index_20_Link" text:visited-style-name="Index_20_Link">4.4.1.1 <text:s text:c="2"/>Prepare the Basic Installation<text:tab/>8</text:a></text:p>
          <text:p text:style-name="P142"><text:a xlink:type="simple" xlink:href="#__RefHeading___Toc9855_3975287069" text:style-name="Index_20_Link" text:visited-style-name="Index_20_Link">4.4.1.1.1 <text:s text:c="2"/>Initial Setup<text:tab/>8</text:a></text:p>
          <text:p text:style-name="P142"><text:a xlink:type="simple" xlink:href="#__RefHeading___Toc9857_3975287069" text:style-name="Index_20_Link" text:visited-style-name="Index_20_Link">4.4.1.1.2 <text:s text:c="2"/>Common Software Installation<text:tab/>9</text:a></text:p>
          <text:p text:style-name="P141"><text:a xlink:type="simple" xlink:href="#__RefHeading___Toc9861_3975287069" text:style-name="Index_20_Link" text:visited-style-name="Index_20_Link">4.4.2 <text:s text:c="2"/>Prepare SD Cards for Specific Pis<text:tab/>9</text:a></text:p>
          <text:p text:style-name="P143"><text:a xlink:type="simple" xlink:href="#__RefHeading___Toc1649_2246724683" text:style-name="Index_20_Link" text:visited-style-name="Index_20_Link">4.4.2.1 <text:s text:c="2"/>Expand the SD Card<text:tab/>9</text:a></text:p>
          <text:p text:style-name="P143"><text:a xlink:type="simple" xlink:href="#__RefHeading___Toc1711_3589347010" text:style-name="Index_20_Link" text:visited-style-name="Index_20_Link">4.4.2.2 <text:s text:c="2"/>Additional Network Configuration<text:tab/>10</text:a></text:p>
          <text:p text:style-name="P143"><text:a xlink:type="simple" xlink:href="#__RefHeading___Toc1741_3685219605" text:style-name="Index_20_Link" text:visited-style-name="Index_20_Link"><text:s text:c="2"/>4.4.1.4.1 Setup a Static IP Address<text:tab/>10</text:a></text:p>
          <text:p text:style-name="P143"><text:a xlink:type="simple" xlink:href="#__RefHeading___Toc1743_3685219605" text:style-name="Index_20_Link" text:visited-style-name="Index_20_Link"><text:s text:c="2"/>To set a static IP address, enter a shell and type:<text:tab/>10</text:a></text:p>
          <text:p text:style-name="P143"><text:a xlink:type="simple" xlink:href="#__RefHeading___Toc1747_3685219605" text:style-name="Index_20_Link" text:visited-style-name="Index_20_Link"><text:s text:c="2"/>Save the changes (Crtl O, &lt;Enter&gt;, Ctrl X).<text:tab/>10</text:a></text:p>
          <text:p text:style-name="P143"><text:a xlink:type="simple" xlink:href="#__RefHeading___Toc1762_1921431363" text:style-name="Index_20_Link" text:visited-style-name="Index_20_Link">4.4.2.3 <text:s text:c="2"/>Setting the Hostname<text:tab/>10</text:a></text:p>
          <text:p text:style-name="P143"><text:a xlink:type="simple" xlink:href="#__RefHeading___Toc9865_3975287069" text:style-name="Index_20_Link" text:visited-style-name="Index_20_Link">4.4.2.4 <text:s text:c="2"/>Adding the Software Framework<text:tab/>10</text:a></text:p>
          <text:p text:style-name="P142"><text:a xlink:type="simple" xlink:href="#__RefHeading___Toc1715_3589347010" text:style-name="Index_20_Link" text:visited-style-name="Index_20_Link">4.4.2.4.1 <text:s text:c="2"/>Changes to Consider Before Adding the Software Framework<text:tab/>11</text:a></text:p>
          <text:p text:style-name="P141"><text:a xlink:type="simple" xlink:href="#__RefHeading___Toc4067_263565794" text:style-name="Index_20_Link" text:visited-style-name="Index_20_Link">4.4.3 <text:s text:c="2"/>Additional Sump Pi Configuration<text:tab/>11</text:a></text:p>
          <text:p text:style-name="P143"><text:a xlink:type="simple" xlink:href="#__RefHeading___Toc8555_3444733738" text:style-name="Index_20_Link" text:visited-style-name="Index_20_Link">4.4.3.1 <text:s text:c="2"/>Time Synchronisation<text:tab/>11</text:a></text:p>
          <text:p text:style-name="P143"><text:a xlink:type="simple" xlink:href="#__RefHeading___Toc1751_3685219605" text:style-name="Index_20_Link" text:visited-style-name="Index_20_Link">4.4.3.2 <text:s text:c="2"/>Installation and Configuration of Software Specific to SumpPi<text:tab/>12</text:a></text:p>
          <text:p text:style-name="P143"><text:a xlink:type="simple" xlink:href="#__RefHeading___Toc8557_3444733738" text:style-name="Index_20_Link" text:visited-style-name="Index_20_Link">4.4.3.3 <text:s text:c="2"/>Autostart of the Sump Pi Software<text:tab/>12</text:a></text:p>
          <text:p text:style-name="P141"><text:a xlink:type="simple" xlink:href="#__RefHeading___Toc8559_3444733738" text:style-name="Index_20_Link" text:visited-style-name="Index_20_Link">4.4.4 <text:s text:c="2"/>Butts Pi(s) Configuration<text:tab/>12</text:a></text:p>
          <text:p text:style-name="P143"><text:a xlink:type="simple" xlink:href="#__RefHeading___Toc3207_1846118659" text:style-name="Index_20_Link" text:visited-style-name="Index_20_Link">4.4.4.1 <text:s text:c="2"/>Autostart of the Butts Pi(s) Software<text:tab/>12</text:a></text:p>
          <text:p text:style-name="P141"><text:a xlink:type="simple" xlink:href="#__RefHeading___Toc8561_3444733738" text:style-name="Index_20_Link" text:visited-style-name="Index_20_Link">4.4.5 <text:s text:c="2"/>Gate Pi(s) Configuration<text:tab/>12</text:a></text:p>
          <text:p text:style-name="P143"><text:a xlink:type="simple" xlink:href="#__RefHeading___Toc3207_18461186591" text:style-name="Index_20_Link" text:visited-style-name="Index_20_Link">4.4.5.1 <text:s text:c="2"/>Autostart of the Gate Pi Software<text:tab/>12</text:a></text:p>
          <text:p text:style-name="P143"><text:a xlink:type="simple" xlink:href="#__RefHeading___Toc1764_1921431363" text:style-name="Index_20_Link" text:visited-style-name="Index_20_Link">4.4.5.2 <text:s text:c="2"/>Making the SD Card Read-Only<text:tab/>13</text:a></text:p>
          <text:p text:style-name="P139"><text:a xlink:type="simple" xlink:href="#__RefHeading___Toc8262_3736940938" text:style-name="Index_20_Link" text:visited-style-name="Index_20_Link">5 <text:s text:c="2"/></text:a><text:a xlink:type="simple" xlink:href="#__RefHeading___Toc8262_3736940938" text:style-name="Index_20_Link" text:visited-style-name="Index_20_Link"><text:span text:style-name="T38">GENERAL MAINTENANCE </text:span></text:a><text:a xlink:type="simple" xlink:href="#__RefHeading___Toc8262_3736940938" text:style-name="Index_20_Link" text:visited-style-name="Index_20_Link"><text:span text:style-name="T38">ACTIVITIES</text:span></text:a><text:a xlink:type="simple" xlink:href="#__RefHeading___Toc8262_3736940938" text:style-name="Index_20_Link" text:visited-style-name="Index_20_Link"><text:tab/>14</text:a></text:p>
          <text:p text:style-name="P140"><text:tab/><text:a xlink:type="simple" xlink:href="#__RefHeading___Toc3209_1846118659" text:style-name="Index_20_Link" text:visited-style-name="Index_20_Link">5.1 <text:s text:c="2"/>Backing Up and Restoring SD Cards<text:tab/>14</text:a></text:p>
          <text:p text:style-name="P141"><text:a xlink:type="simple" xlink:href="#__RefHeading___Toc1421_770600052" text:style-name="Index_20_Link" text:visited-style-name="Index_20_Link">5.1.1 <text:s text:c="2"/>Backing Up<text:tab/>14</text:a></text:p>
          <text:p text:style-name="P143"><text:soft-page-break/><text:a xlink:type="simple" xlink:href="#__RefHeading___Toc1423_770600052" text:style-name="Index_20_Link" text:visited-style-name="Index_20_Link">5.1.1.1 <text:s text:c="2"/>From Within Raspbian<text:tab/>14</text:a></text:p>
          <text:p text:style-name="P143"><text:a xlink:type="simple" xlink:href="#__RefHeading___Toc3211_1846118659" text:style-name="Index_20_Link" text:visited-style-name="Index_20_Link">5.1.1.2 <text:s text:c="2"/>From a Linux Computer<text:tab/>14</text:a></text:p>
          <text:p text:style-name="P142"><text:a xlink:type="simple" xlink:href="#__RefHeading___Toc1425_770600052" text:style-name="Index_20_Link" text:visited-style-name="Index_20_Link">5.1.1.2.1 <text:s text:c="2"/>Identify the Device<text:tab/>14</text:a></text:p>
          <text:p text:style-name="P142"><text:a xlink:type="simple" xlink:href="#__RefHeading___Toc3213_1846118659" text:style-name="Index_20_Link" text:visited-style-name="Index_20_Link">5.1.1.2.2 <text:s text:c="2"/>Writing an Image<text:tab/>15</text:a></text:p>
          <text:p text:style-name="P141"><text:a xlink:type="simple" xlink:href="#__RefHeading___Toc3215_1846118659" text:style-name="Index_20_Link" text:visited-style-name="Index_20_Link">5.1.2 <text:s text:c="2"/>Restoring<text:tab/>15</text:a></text:p>
          <text:p text:style-name="P143"><text:a xlink:type="simple" xlink:href="#__RefHeading___Toc1427_770600052" text:style-name="Index_20_Link" text:visited-style-name="Index_20_Link">5.1.2.1 <text:s text:c="2"/>Using Etcher<text:tab/>15</text:a></text:p>
          <text:p text:style-name="P143"><text:a xlink:type="simple" xlink:href="#__RefHeading___Toc1429_770600052" text:style-name="Index_20_Link" text:visited-style-name="Index_20_Link">5.1.2.2 <text:s text:c="2"/>From a Linux Computer<text:tab/>15</text:a></text:p>
        </text:index-body>
      </text:table-of-content>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38">Table 1.1: Related Documents - Development<text:tab/>4</text:p>
          <text:p text:style-name="P138">Table 1.2: Related Documents -River System Project<text:tab/>4</text:p>
        </text:index-body>
      </text:table-index>
      <text:p text:style-name="Text_20_body"><text:bookmark-start text:name="__RefHeading___Toc1092_766398450"/><text:bookmark-end text:name="__RefHeading___Toc1092_766398450"/></text:p>
      <text:h text:style-name="P160" text:outline-level="1"><text:bookmark-start text:name="__RefHeading___Toc121_2006520353"/>INTRODUCTION<text:bookmark-end text:name="__RefHeading___Toc121_2006520353"/></text:h>
      <text:p text:style-name="P5">This <text:span text:style-name="T36">specification</text:span> <text:span text:style-name="T35">provides information for future developers of the River Control System at Wimborne Model Town</text:span>.</text:p>
      <text:p text:style-name="P8"><text:span text:style-name="T35">Where possible, the system has been designed to be as easy as possible to operate, maintain and upgrade</text:span>.</text:p>
      <text:p text:style-name="P17"><text:span text:style-name="T39">This document should be read in conjunction with the </text:span><text:span text:style-name="T41">Design Specification and the </text:span><text:span text:style-name="T39">User Manual</text:span><text:span text:style-name="T38">.</text:span></text:p>
      <text:h text:style-name="P163" text:outline-level="2"><text:bookmark-start text:name="__RefHeading___Toc1377_770600052"/>Development Documents<text:bookmark-end text:name="__RefHeading___Toc1377_770600052"/></text:h>
      <text:p text:style-name="P6"><text:span text:style-name="T37">The following documents were generated as part of this development</text:span>.</text:p>
      <text:p text:style-name="Table">Table <text:sequence text:ref-name="refTable0" text:name="Table" text:formula="ooow:Table+1" style:num-format="1">1.1</text:sequence>: Related Documents - <text:span text:style-name="T101">Development</text:span></text:p>
      <table:table table:name="Table10" table:style-name="Table10">
        <table:table-column table:style-name="Table10.A"/>
        <table:table-column table:style-name="Table10.B"/>
        <table:table-column table:style-name="Table10.C"/>
        <table:table-row>
          <table:table-cell table:style-name="Table10.A1" office:value-type="string">
            <text:p text:style-name="P97">No</text:p>
          </table:table-cell>
          <table:table-cell table:style-name="Table10.A1" office:value-type="string">
            <text:p text:style-name="P100">Document</text:p>
          </table:table-cell>
          <table:table-cell table:style-name="Table10.C1" office:value-type="string">
            <text:p text:style-name="P96">Iss</text:p>
          </table:table-cell>
        </table:table-row>
        <table:table-row>
          <table:table-cell table:style-name="Table10.A2" office:value-type="string">
            <text:p text:style-name="P88">1</text:p>
          </table:table-cell>
          <table:table-cell table:style-name="Table10.A2" office:value-type="string">
            <text:p text:style-name="P89">Wimborne Model Town – <text:span text:style-name="T102">River System</text:span> - Requirements</text:p>
          </table:table-cell>
          <table:table-cell table:style-name="Table10.C2" office:value-type="string">
            <text:p text:style-name="P94">?</text:p>
          </table:table-cell>
        </table:table-row>
        <table:table-row>
          <table:table-cell table:style-name="Table10.A2" office:value-type="string">
            <text:p text:style-name="P87">2</text:p>
          </table:table-cell>
          <table:table-cell table:style-name="Table10.A2" office:value-type="string">
            <text:p text:style-name="P90">Wimborne Model Town – <text:span text:style-name="T102">River System</text:span> - <text:span text:style-name="T63">Design</text:span></text:p>
          </table:table-cell>
          <table:table-cell table:style-name="Table10.C2" office:value-type="string">
            <text:p text:style-name="P95">?</text:p>
          </table:table-cell>
        </table:table-row>
        <table:table-row>
          <table:table-cell table:style-name="Table10.A2" office:value-type="string">
            <text:p text:style-name="P92">3</text:p>
          </table:table-cell>
          <table:table-cell table:style-name="Table10.A2" office:value-type="string">
            <text:p text:style-name="P90">Wimborne Model Town – <text:span text:style-name="T102">River System</text:span> – <text:span text:style-name="T36">User Manual</text:span></text:p>
          </table:table-cell>
          <table:table-cell table:style-name="Table10.C2" office:value-type="string">
            <text:p text:style-name="P95">?</text:p>
          </table:table-cell>
        </table:table-row>
        <table:table-row>
          <table:table-cell table:style-name="Table10.A2" office:value-type="string">
            <text:p text:style-name="P93">4</text:p>
          </table:table-cell>
          <table:table-cell table:style-name="Table10.A2" office:value-type="string">
            <text:p text:style-name="P91">Wimborne Model Town – <text:span text:style-name="T102">River System</text:span> – <text:span text:style-name="T105">Software Design Specification</text:span></text:p>
          </table:table-cell>
          <table:table-cell table:style-name="Table10.C2" office:value-type="string">
            <text:p text:style-name="P95">?</text:p>
          </table:table-cell>
        </table:table-row>
      </table:table>
      <text:p text:style-name="Text_20_body"/>
      <text:h text:style-name="P163" text:outline-level="2"><text:bookmark-start text:name="__RefHeading___Toc1379_770600052"/>Referenced Documents and Resources<text:bookmark-end text:name="__RefHeading___Toc1379_770600052"/></text:h>
      <text:p text:style-name="P7"><text:span text:style-name="T37">The following documents and resources are useful for supporting development</text:span>.</text:p>
      <text:p text:style-name="P103">Table <text:sequence text:ref-name="refTable1" text:name="Table" text:formula="ooow:Table+1" style:num-format="1">1.2</text:sequence>: Related Documents -<text:span text:style-name="T95">River System Project</text:span></text:p>
      <text:p text:style-name="P102"/>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98">No</text:p>
            </table:table-cell>
            <table:table-cell table:style-name="Table2.A1" office:value-type="string">
              <text:p text:style-name="P101">Resource</text:p>
            </table:table-cell>
            <table:table-cell table:style-name="Table2.C1" office:value-type="string">
              <text:p text:style-name="P99">Ref</text:p>
            </table:table-cell>
          </table:table-row>
        </table:table-header-rows>
        <table:table-row>
          <table:table-cell table:style-name="Table2.A2" office:value-type="string">
            <text:p text:style-name="P127">1</text:p>
          </table:table-cell>
          <table:table-cell table:style-name="Table2.A2" office:value-type="string">
            <text:p text:style-name="P127">Python Tutorial</text:p>
          </table:table-cell>
          <table:table-cell table:style-name="Table2.C2" office:value-type="string">
            <text:p text:style-name="Table_20_Text"><text:a xlink:type="simple" xlink:href="https://docs.python.org/3.7/tutorial/index.html" text:style-name="Internet_20_link" text:visited-style-name="Visited_20_Internet_20_Link">https://docs.python.org/3.7/tutorial/index.html</text:a></text:p>
          </table:table-cell>
        </table:table-row>
        <table:table-row>
          <table:table-cell table:style-name="Table2.A2" office:value-type="string">
            <text:p text:style-name="P127">2</text:p>
          </table:table-cell>
          <table:table-cell table:style-name="Table2.A2" office:value-type="string">
            <text:p text:style-name="P127">Python Documentation</text:p>
          </table:table-cell>
          <table:table-cell table:style-name="Table2.C2" office:value-type="string">
            <text:p text:style-name="Table_20_Text"><text:a xlink:type="simple" xlink:href="https://docs.python.org/3.7/index.html" text:style-name="Internet_20_link" text:visited-style-name="Visited_20_Internet_20_Link">https://docs.python.org/3.7/index.html</text:a></text:p>
          </table:table-cell>
        </table:table-row>
        <table:table-row>
          <table:table-cell table:style-name="Table2.A2" office:value-type="string">
            <text:p text:style-name="P127">3</text:p>
          </table:table-cell>
          <table:table-cell table:style-name="Table2.A2" office:value-type="string">
            <text:p text:style-name="P127">Raspberry Pi GPIO Tutorials</text:p>
          </table:table-cell>
          <table:table-cell table:style-name="Table2.C2" office:value-type="string">
            <text:p text:style-name="Table_20_Text"><text:a xlink:type="simple" xlink:href="http://raspi.tv/" text:style-name="Internet_20_link" text:visited-style-name="Visited_20_Internet_20_Link">http://raspi.tv/</text:a></text:p>
          </table:table-cell>
        </table:table-row>
        <table:table-row>
          <table:table-cell table:style-name="Table2.A2" office:value-type="string">
            <text:p text:style-name="P127">4</text:p>
          </table:table-cell>
          <table:table-cell table:style-name="Table2.A2" office:value-type="string">
            <text:p text:style-name="P134">Deleted</text:p>
          </table:table-cell>
          <table:table-cell table:style-name="Table2.C2" office:value-type="string">
            <text:p text:style-name="Table_20_Text"/>
          </table:table-cell>
        </table:table-row>
        <text:soft-page-break/>
        <table:table-row>
          <table:table-cell table:style-name="Table2.A2" office:value-type="string">
            <text:p text:style-name="P127">5</text:p>
          </table:table-cell>
          <table:table-cell table:style-name="Table2.A2" office:value-type="string">
            <text:p text:style-name="P131">Setting a static IP Address</text:p>
          </table:table-cell>
          <table:table-cell table:style-name="Table2.C2" office:value-type="string">
            <text:p text:style-name="Table_20_Text"><text:a xlink:type="simple" xlink:href="https://www.modmypi.com/blog/how-to-give-your-raspberry-pi-a-static-ip-address-update" text:style-name="Internet_20_link" text:visited-style-name="Visited_20_Internet_20_Link">https://www.modmypi.com/blog/how-to-give-your-raspberry-pi-a-static-ip-address-update</text:a></text:p>
          </table:table-cell>
        </table:table-row>
        <table:table-row>
          <table:table-cell table:style-name="Table2.A2" office:value-type="string">
            <text:p text:style-name="P127">6</text:p>
          </table:table-cell>
          <table:table-cell table:style-name="Table2.A2" office:value-type="string">
            <text:p text:style-name="P135">Make the SD Card Read-only</text:p>
          </table:table-cell>
          <table:table-cell table:style-name="Table2.C2" office:value-type="string">
            <text:p text:style-name="Table_20_Text"><text:a xlink:type="simple" xlink:href="https://learn.adafruit.com/read-only-raspberry-pi/" text:style-name="Internet_20_link" text:visited-style-name="Visited_20_Internet_20_Link">https://learn.adafruit.com/read-only-raspberry-pi/</text:a></text:p>
          </table:table-cell>
        </table:table-row>
        <table:table-row>
          <table:table-cell table:style-name="Table2.A2" office:value-type="string">
            <text:p text:style-name="P127">7</text:p>
          </table:table-cell>
          <table:table-cell table:style-name="Table2.A2" office:value-type="string">
            <text:p text:style-name="P127">How To Autorun A Python Script On Raspberry Pi Boot</text:p>
          </table:table-cell>
          <table:table-cell table:style-name="Table2.C2" office:value-type="string">
            <text:p text:style-name="Table_20_Text"><text:a xlink:type="simple" xlink:href="https://www.raspberrypi.org/forums/viewtopic.php?f=29&amp;t=188310&amp;p=1186329#p1186338" text:style-name="Internet_20_link" text:visited-style-name="Visited_20_Internet_20_Link">Run as Another User</text:a></text:p>
          </table:table-cell>
        </table:table-row>
        <table:table-row>
          <table:table-cell table:style-name="Table2.A2" office:value-type="string">
            <text:p text:style-name="P128">8</text:p>
          </table:table-cell>
          <table:table-cell table:style-name="Table2.A2" office:value-type="string">
            <text:p text:style-name="P126">GitLab Project – <text:span text:style-name="T102">River System</text:span></text:p>
          </table:table-cell>
          <table:table-cell table:style-name="Table2.C2" office:value-type="string">
            <text:p text:style-name="Table_20_Text"><text:a xlink:type="simple" xlink:href="https://gitlab.com/wmtprojectsteam/rivercontrolsystem" text:style-name="Internet_20_link" text:visited-style-name="Visited_20_Internet_20_Link">River System Project</text:a></text:p>
          </table:table-cell>
        </table:table-row>
        <table:table-row>
          <table:table-cell table:style-name="Table2.A2" office:value-type="string">
            <text:p text:style-name="P129">9</text:p>
          </table:table-cell>
          <table:table-cell table:style-name="Table2.A2" office:value-type="string">
            <text:p text:style-name="P130">Etcher – <text:span text:style-name="T96">SD Card copier.</text:span></text:p>
          </table:table-cell>
          <table:table-cell table:style-name="Table2.C2" office:value-type="string">
            <text:p text:style-name="Table_20_Text"><text:a xlink:type="simple" xlink:href="https://etcher.io/" text:style-name="Internet_20_link" text:visited-style-name="Visited_20_Internet_20_Link">https://etcher.io/</text:a></text:p>
          </table:table-cell>
        </table:table-row>
        <table:table-row>
          <table:table-cell table:style-name="Table2.A2" office:value-type="string">
            <text:p text:style-name="P129">10</text:p>
          </table:table-cell>
          <table:table-cell table:style-name="Table2.A2" office:value-type="string">
            <text:p text:style-name="P133">Tutorial on backing up and restoring SD Cards.</text:p>
          </table:table-cell>
          <table:table-cell table:style-name="Table2.C2" office:value-type="string">
            <text:p text:style-name="Table_20_Text"><text:a xlink:type="simple" xlink:href="http://thepihut.com/blogs/raspberry-pi-tutorials/17789160-backing-up-and-restoring-your-raspberry-pis-sd-card" text:style-name="Internet_20_link" text:visited-style-name="Visited_20_Internet_20_Link">http://thepihut.com/blogs/raspberry-pi-tutorials/17789160-backing-up-and-restoring-your-raspberry-pis-sd-card</text:a></text:p>
          </table:table-cell>
        </table:table-row>
        <table:table-row>
          <table:table-cell table:style-name="Table2.A2" office:value-type="string">
            <text:p text:style-name="P132">11</text:p>
          </table:table-cell>
          <table:table-cell table:style-name="Table2.A2" office:value-type="string">
            <text:p text:style-name="P132">Tutorial on shrinking image files.</text:p>
          </table:table-cell>
          <table:table-cell table:style-name="Table2.C2" office:value-type="string">
            <text:p text:style-name="Table_20_Text"><text:a xlink:type="simple" xlink:href="https://softwarebakery.com//shrinking-images-on-linux" text:style-name="Internet_20_link" text:visited-style-name="Visited_20_Internet_20_Link">https://softwarebakery.com//shrinking-images-on-linux</text:a></text:p>
          </table:table-cell>
        </table:table-row>
      </table:table>
      <text:h text:style-name="P159" text:outline-level="1"><text:bookmark-start text:name="__RefHeading___Toc1094_766398450"/>ABBREVIATIONS<text:bookmark-end text:name="__RefHeading___Toc1094_766398450"/></text:h>
      <text:list xml:id="list2314567086" text:style-name="L1">
        <text:list-item>
          <text:p text:style-name="P186">AP<text:tab/>-<text:tab/>Access Point</text:p>
        </text:list-item>
        <text:list-item>
          <text:p text:style-name="P187">ESD<text:tab/>-<text:tab/>Electrostatic Sensitive Device</text:p>
        </text:list-item>
        <text:list-item>
          <text:p text:style-name="P188">GPIO<text:tab/>-<text:tab/>General Purpose Input / Output</text:p>
        </text:list-item>
        <text:list-item>
          <text:p text:style-name="P185"><text:span text:style-name="T36">IDE</text:span><text:tab/>-<text:tab/><text:span text:style-name="T36">Integrated Development Environment</text:span></text:p>
        </text:list-item>
        <text:list-item>
          <text:p text:style-name="P189">PCB<text:tab/>-<text:tab/> Printed Circuit Board</text:p>
        </text:list-item>
      </text:list>
      <text:h text:style-name="Heading_20_1" text:outline-level="1"><text:bookmark-start text:name="__RefHeading___Toc3053_1846118659"/>PROJECT ARCHIVE<text:span text:style-name="T98">S</text:span><text:bookmark-end text:name="__RefHeading___Toc3053_1846118659"/></text:h>
      <text:p text:style-name="P1">A copy of all project documentation, code and software environments may be found <text:span text:style-name="T3">at the relevant GitLab Project, (see References </text:span><text:span text:style-name="T74">1.2.1.8</text:span><text:span text:style-name="T3">)</text:span>.</text:p>
      <text:p text:style-name="Standard"/>
      <text:h text:style-name="P161" text:outline-level="1"><text:bookmark-start text:name="__RefHeading___Toc2665_3736940938"/><text:span text:style-name="T102">SYSTEM</text:span> FUNCTIONS<text:bookmark-end text:name="__RefHeading___Toc2665_3736940938"/></text:h>
      <text:h text:style-name="P164" text:outline-level="2"><text:bookmark-start text:name="__RefHeading___Toc2667_3736940938"/>Hardware<text:bookmark-end text:name="__RefHeading___Toc2667_3736940938"/></text:h>
      <text:h text:style-name="Heading_20_3" text:outline-level="3"><text:bookmark-start text:name="__RefHeading___Toc123_2006520353"/>In<text:span text:style-name="T97">stallation</text:span><text:bookmark-end text:name="__RefHeading___Toc123_2006520353"/></text:h>
      <text:p text:style-name="P3">Installation of the hardware is <text:span text:style-name="T3">covered in the User Manual</text:span> and this document is confined to <text:span text:style-name="T57">work</text:span> that will only need to take place if the system has been revised and upgraded; an activity that might trigger a need to strip the system out or redesign some elements.</text:p>
      <text:h text:style-name="Heading_20_3" text:outline-level="3"><text:bookmark-start text:name="__RefHeading___Toc3769_590468097"/>Electrostatic Sensitive Devices<text:bookmark-end text:name="__RefHeading___Toc3769_590468097"/></text:h>
      <text:p text:style-name="P112"><text:span text:style-name="T62">CAUTION<text:tab/>Electronic devices used in the system are </text:span>sensitive <text:span text:style-name="T62">to static electricity</text:span>. <text:s/>Precautions should be <text:span text:style-name="T62">taken</text:span> when handling the<text:span text:style-name="T62">se</text:span> device<text:span text:style-name="T62">s</text:span> in order to prevent permanent damage.</text:p>
      <text:p text:style-name="P2">The Raspberry Pi<text:span text:style-name="T102">s</text:span> and the <text:span text:style-name="T102">other Printed Circuit Boards (PCBs)</text:span> contain devices that <text:span text:style-name="T93">can</text:span> be damaged if they <text:span text:style-name="T61">are exposed to</text:span> static electricity. <text:s/>Static Electricity is readily generated when people walk over dry floors, rub against furniture or simply rub <text:span text:style-name="T61">against </text:span>their clothing. <text:s/>Although rarely noticed, the level generated is sufficient to damage devices if precautions are not taken. <text:s/>It is <text:span text:style-name="T61">therefore</text:span> recommended that <text:span text:style-name="T61">no work be undertaken on these devices without taking one of the following actions</text:span>:</text:p>
      <text:list xml:id="list2557589133" text:style-name="L2">
        <text:list-item>
          <text:p text:style-name="P145">If possible an ESD workstation be employed. <text:s/>An ESD workstation includes an Antistatic Mat, a conductive wrist band and a means of earthing the mat and band, usually via a three-pin mains plug with a resistive earth pin.</text:p>
        </text:list-item>
        <text:list-item>
          <text:p text:style-name="P145">It is recognised that the WM<text:span text:style-name="T94">T</text:span> is not conducive to setting up an ESD workstation, so maintainers should endeavour to earth themselves by touching an earthed metal object at intervals during the work, especially after it has been necessary to leave the work area and return. <text:s/>A good compromise would be to use a wrist band clipped to a convenient earth point.</text:p>
        </text:list-item>
      </text:list>
      <text:h text:style-name="Heading_20_3" text:outline-level="3"><text:bookmark-start text:name="__RefHeading___Toc2669_3736940938"/>Hardware Environment<text:bookmark-end text:name="__RefHeading___Toc2669_3736940938"/></text:h>
      <text:p text:style-name="P19">The hardware in this system was developed and assembled before final debugging was carried out, since this proved to be <text:span text:style-name="T100">the only </text:span>feasible <text:span text:style-name="T100">method </text:span>in the time available. <text:s/>However, this is not essential, and a breadboard <text:span text:style-name="T103">and local Ethernet</text:span> could be employed for future enhancements.</text:p>
      <text:h text:style-name="Heading_20_3" text:outline-level="3"><text:bookmark-start text:name="__RefHeading___Toc7646_1301905370"/>System Layout<text:bookmark-end text:name="__RefHeading___Toc7646_1301905370"/></text:h>
      <text:p text:style-name="P42">Full details of the physical and electrical layout of the system may be found in the User Manual.</text:p>
      <text:h text:style-name="P167" text:outline-level="2"><text:bookmark-start text:name="__RefHeading___Toc2671_3736940938"/>Software<text:bookmark-end text:name="__RefHeading___Toc2671_3736940938"/></text:h>
      <text:h text:style-name="Heading_20_3" text:outline-level="3"><text:bookmark-start text:name="__RefHeading___Toc3065_1846118659"/>Software Environment<text:bookmark-end text:name="__RefHeading___Toc3065_1846118659"/></text:h>
      <text:p text:style-name="P21">Much of the development of the software for the <text:span text:style-name="T103">River System</text:span> Functions may be performed on any computing device, but will be simplified if suitable tools are available as detailed below. <text:s/>Debugging must be performed on the target device, with suitable hardware attached (see Section 4.1.3 above) in order that the Python Interpreter may import all the necessary libraries and the software functions may be observed in operation. <text:s/>During the original development Raspberry Pi Model <text:span text:style-name="T103">Zeros,</text:span> running the Raspbian Operating System, w<text:span text:style-name="T103">ere</text:span> used for <text:span text:style-name="T103">final</text:span> development, <text:span text:style-name="T103">with a Pi 3 being used for initial coding</text:span>.</text:p>
      <text:h text:style-name="Heading_20_3" text:outline-level="3"><text:bookmark-start text:name="__RefHeading___Toc2673_3736940938"/>Development Tools<text:bookmark-end text:name="__RefHeading___Toc2673_3736940938"/></text:h>
      <text:p text:style-name="P4">Raspbian includes all of the tools necessary to write and <text:span text:style-name="T64">develop</text:span> the program. <text:s/><text:span text:style-name="T118">Much of the o</text:span>riginal development was carried out using the <text:span text:style-name="T64">IDLE</text:span> I<text:span text:style-name="T3">ntegrated </text:span>D<text:span text:style-name="T3">evelopment </text:span>E<text:span text:style-name="T3">nvironment</text:span>, <text:span text:style-name="T64">but</text:span> <text:span text:style-name="T64">other development toolsets such as Thonny or Eclipse may be used if desired.</text:span></text:p>
      <text:h text:style-name="P165" text:outline-level="2"><text:bookmark-start text:name="__RefHeading___Toc2675_3736940938"/><text:span text:style-name="T118">Detailed </text:span>Description Of Software Functions<text:bookmark-end text:name="__RefHeading___Toc2675_3736940938"/></text:h>
      <text:p text:style-name="P20">A detailed functional description of the River System software design may be found in the automatically generated documentation.</text:p>
      <text:h text:style-name="Heading_20_3" text:outline-level="3"><text:bookmark-start text:name="__RefHeading___Toc1403_770600052"/>General<text:bookmark-end text:name="__RefHeading___Toc1403_770600052"/></text:h>
      <text:p text:style-name="P35">The River System Functions code was written using Python Version 3.7.x. <text:s/>For simple code constructs and approaches, a good start would be the Python Tutorial at Reference 1.2.1. <text:s/>The full documentation for Python 3.x may be found in the Python Docs at Reference 1.2.2 and may be needed to interpret the detailed descriptions provided below.</text:p>
      <text:p text:style-name="P36">Similarly, the RPi.GPIO Library was used to control the input and output functions and a series of Tutorials may be found at Alex Eames site (Reference 1.2.3).</text:p>
      <text:h text:style-name="P168" text:outline-level="2"><text:bookmark-start text:name="__RefHeading___Toc3073_1846118659"/>Deployment<text:bookmark-end text:name="__RefHeading___Toc3073_1846118659"/></text:h>
      <text:h text:style-name="P169" text:outline-level="3"><text:bookmark-start text:name="__RefHeading___Toc3075_1846118659"/>Software Environment<text:bookmark-end text:name="__RefHeading___Toc3075_1846118659"/></text:h>
      <text:p text:style-name="P25"><text:span text:style-name="T67">The deployed image on the SD Card is </text:span><text:span text:style-name="T69">Raspbian Lite</text:span><text:span text:style-name="T67">, run in ‘read-only root’ mode</text:span><text:span text:style-name="T66">. <text:s/></text:span><text:span text:style-name="T67">Details of how </text:span><text:span text:style-name="T71">to prepare the SD Card for deployment are given below. <text:s/>The Initial Setup stage is easiest to perform if a separate PC is used.</text:span></text:p>
      <text:p text:style-name="P119">Note:<text:tab/>The Basic Installation described in Section 4.4.1.1 below assumes that there is no existing deployed software or it is intended to fully upgrade the underlying Operating System. <text:s/>If a deployed system is operating and it is necessary to add an additional device, then a backup should be taken of SD Card of one of the deployed devices and that image burned to a new SD Card (see Section 5 below). <text:s/><text:span text:style-name="T125">This ensures that all devices are running the same software.</text:span></text:p>
      <text:h text:style-name="Heading_20_4" text:outline-level="4"><text:bookmark-start text:name="__RefHeading___Toc9853_3975287069"/><text:soft-page-break/>Prepare the Basic Installation<text:bookmark-end text:name="__RefHeading___Toc9853_3975287069"/></text:h>
      <text:p text:style-name="P25"><text:span text:style-name="T71">Download the appropriate version of </text:span><text:span text:style-name="T69">Raspbian Lite </text:span><text:span text:style-name="T71">from </text:span><text:a xlink:type="simple" xlink:href="https://www.raspberrypi.org/downloads/raspbian/" text:style-name="Internet_20_link" text:visited-style-name="Visited_20_Internet_20_Link"><text:span text:style-name="T65">https://www.raspberrypi.org/downloads/raspbian/</text:span></text:a><text:span text:style-name="T71"> and unzip the image using the host PC’s native tool. <text:s/>Burn the image file to an 8 GB SD Card </text:span><text:span text:style-name="T73">(using an appropriate adaptor) </text:span><text:span text:style-name="T71">as described in Section 5 below. <text:s/></text:span><text:span text:style-name="T73">Remove the SD Card from the PC.</text:span></text:p>
      <text:h text:style-name="Heading_20_5" text:outline-level="5"><text:bookmark-start text:name="__RefHeading___Toc9855_3975287069"/>Initial Setup<text:bookmark-end text:name="__RefHeading___Toc9855_3975287069"/></text:h>
      <text:p text:style-name="P29">Insert the SD Card into a Raspberry Pi computer and apply power.</text:p>
      <text:p text:style-name="P111"><text:span text:style-name="T46">Note:</text:span><text:tab/>Any Raspberry Pi will do for this and <text:span text:style-name="T111">many of the </text:span>the subsequent steps, but access to the Internet will be needed and it is less likely that issues will subsequently be encountered if a Raspberry Pi Zero is used.</text:p>
      <text:p text:style-name="Text_20_body">After the system has booted, log in using the Username ‘Pi’ and the password ‘raspberry’.</text:p>
      <text:p text:style-name="P116">Type the following at the command line:</text:p>
      <text:p text:style-name="P47">sudo raspi-config</text:p>
      <text:p text:style-name="Code"/>
      <text:p text:style-name="P26">Using raspi-config’s menu items setup the following:</text:p>
      <text:list xml:id="list2798607306" text:style-name="L3">
        <text:list-item>
          <text:p text:style-name="P146">Change the password to ‘river17’.</text:p>
        </text:list-item>
        <text:list-item>
          <text:p text:style-name="P148"><text:span text:style-name="T84">If a plugin WiFi adaptor is being used during this process, then </text:span><text:span text:style-name="T86">e</text:span><text:span text:style-name="T82">nter ‘Network Options’ </text:span><text:span text:style-name="T86">and </text:span><text:span text:style-name="T84">setup the SSID and Passphrase.</text:span></text:p>
        </text:list-item>
        <text:list-item>
          <text:p text:style-name="P149"><text:span text:style-name="T84">Enter ‘Boot Options’ and </text:span><text:span text:style-name="T85">s</text:span><text:span text:style-name="T82">et the Pi to boot into the CLI and automatically log in to the Pi User.</text:span></text:p>
        </text:list-item>
        <text:list-item>
          <text:p text:style-name="P150"><text:span text:style-name="T83">U</text:span><text:span text:style-name="T84">nder ‘Localisation Options’, check that:</text:span></text:p>
          <text:list>
            <text:list-item>
              <text:p text:style-name="P150"><text:span text:style-name="T89">T</text:span><text:span text:style-name="T84">he ‘Locale’ and ‘Keyboard’ settings match the </text:span><text:span text:style-name="T87">keyboard type that is intended to be used for the River System</text:span><text:span text:style-name="T84"> setup.</text:span></text:p>
            </text:list-item>
            <text:list-item>
              <text:p text:style-name="P151">If a plugin WiFi adaptor is being used during this process, then setup the WiFi Channel.</text:p>
            </text:list-item>
            <text:list-item>
              <text:p text:style-name="P150"><text:span text:style-name="T84"><text:s text:c="2"/></text:span><text:span text:style-name="T86">In the </text:span><text:span text:style-name="T84">‘Timezone’ </text:span><text:span text:style-name="T86">setting, select ‘UTC’</text:span><text:span text:style-name="T84">.</text:span></text:p>
            </text:list-item>
          </text:list>
        </text:list-item>
        <text:list-item>
          <text:p text:style-name="P153"><text:span text:style-name="T84">U</text:span><text:span text:style-name="T82">nder Interfacing Options’, enable ‘SSH’ and ‘I2C’.</text:span></text:p>
        </text:list-item>
        <text:list-item>
          <text:p text:style-name="P152">Select ‘Finish’ and ‘Reboot’.</text:p>
        </text:list-item>
      </text:list>
      <text:p text:style-name="P117"><text:span text:style-name="T46">Note:</text:span><text:tab/>Do NOT <text:span text:style-name="T88">expand the SD Card </text:span><text:span text:style-name="T82">at this stage</text:span><text:span text:style-name="T88">.</text:span></text:p>
      <text:h text:style-name="P183" text:outline-level="5"><text:bookmark-start text:name="__RefHeading___Toc9857_3975287069"/>Common Software Installation<text:bookmark-end text:name="__RefHeading___Toc9857_3975287069"/></text:h>
      <text:p text:style-name="P28">Use the following command to install the additional Python modules needed for execution of the Software Framework:</text:p>
      <text:p text:style-name="P54">sudo apt <text:span text:style-name="T110">update</text:span></text:p>
      <text:p text:style-name="P54">sudo apt <text:span text:style-name="T110">upgrade</text:span></text:p>
      <text:p text:style-name="P57">sudo apt <text:span text:style-name="T113">install rdate</text:span></text:p>
      <text:p text:style-name="P54">sudo apt install <text:span text:style-name="T110">RPi.GPIO</text:span></text:p>
      <text:p text:style-name="P55">sudo apt install <text:span text:style-name="T110">python3</text:span></text:p>
      <text:p text:style-name="P56">sudo apt install <text:span text:style-name="T110">python3-pip</text:span></text:p>
      <text:p text:style-name="P74"><text:span text:style-name="T99">pip3 install </text:span><text:span text:style-name="T32">adafruit-circuitpython-ads1x15</text:span></text:p>
      <text:p text:style-name="P75"/>
      <text:p text:style-name="P124">Note:<text:tab/><text:span text:style-name="T129">Depending on the version of Raspbian used, some of the above may be already installed.</text:span></text:p>
      <text:p text:style-name="P136">Shutdown the Pi:</text:p>
      <text:p text:style-name="P53">sudo shutdown now</text:p>
      <text:p text:style-name="P53"/>
      <text:p text:style-name="P38">Remove power from the Pi and remove the SD Card.</text:p>
      <text:p text:style-name="P32">Backup the SD Card, as described in Section 5.1, <text:span text:style-name="T112">g</text:span>iv<text:span text:style-name="T112">ing</text:span> the image <text:span text:style-name="T112">file</text:span> the name:</text:p>
      <text:p text:style-name="P52">YYYY-MM-DD_River_System_Base_SD-Card.img</text:p>
      <text:p text:style-name="P72"/>
      <text:p text:style-name="P41">This ‘Base’ image subsequently be used to create SD Card for specific Pis <text:span text:style-name="T124">unless a copy of the SD Card installed in the deployed system is to be used</text:span>.</text:p>
      <text:p text:style-name="P120">Note:<text:tab/>If the SD Card image that was used to create the new card has been marked as ‘Read-Only’, then all configuration will need to be done with the card mounted in another computer, such as a PC.</text:p>
      <text:h text:style-name="P172" text:outline-level="3"><text:bookmark-start text:name="__RefHeading___Toc9861_3975287069"/>Prepare SD Cards for Specific Pis<text:bookmark-end text:name="__RefHeading___Toc9861_3975287069"/></text:h>
      <text:p text:style-name="P40">Fr<text:span text:style-name="T125">om</text:span> this point onwards, it is assumed that all the preceding steps in Section 4.4.1 above have been carried out or that the SD Card image created <text:span text:style-name="T119">at an earlier time </text:span>has been used to create the new SD Card.</text:p>
      <text:h text:style-name="Heading_20_4" text:outline-level="4"><text:bookmark-start text:name="__RefHeading___Toc1649_2246724683"/>Expand the SD Card<text:bookmark-end text:name="__RefHeading___Toc1649_2246724683"/></text:h>
      <text:p text:style-name="P121">Note<text:span text:style-name="T126">s</text:span>:<text:tab/></text:p>
      <text:p text:style-name="P121"><text:span text:style-name="T126">1.<text:tab/>If a copy of the SD Card installed in the deployed system is to be used, then </text:span>expansion of the card is not necessary as it was done when the original basic installation was created.</text:p>
      <text:p text:style-name="P123">2.<text:tab/>Recent versions of Raspbian expand the SD Card image on start up of a newly installed system and no option is given to not do it. <text:s/>This is not normally a problem, but problems may be encountered if an SD Card which is a few bytes smaller than the original is used for the copy.</text:p>
      <text:p text:style-name="Text_20_body">Type the following at the command line:</text:p>
      <text:p text:style-name="P59">sudo raspi-config</text:p>
      <text:p text:style-name="P73"/>
      <text:p text:style-name="P27"><text:soft-page-break/>Using raspi-config’s menu items setup the following:</text:p>
      <text:list xml:id="list3979337630" text:style-name="L4">
        <text:list-item>
          <text:p text:style-name="P147">Under ‘Advanced Options’, expand the SD Card.</text:p>
        </text:list-item>
      </text:list>
      <text:h text:style-name="P182" text:outline-level="4"><text:bookmark-start text:name="__RefHeading___Toc1711_3589347010"/>Additional Network Configuration<text:bookmark-end text:name="__RefHeading___Toc1711_3589347010"/></text:h>
      <text:p text:style-name="Text_20_body"><text:bookmark-start text:name="__RefHeading___Toc1739_3685219605"/>In the final deployment there may be no DHCP server available, so each Pi has been given a static IP Address. <text:s/>Reference 1.2.5 provides a method of doing this on a Raspberry Pi and the following sections detail the procedure.<text:bookmark-end text:name="__RefHeading___Toc1739_3685219605"/></text:p>
      <text:h text:style-name="P154" text:outline-level="4"><text:bookmark-start text:name="__RefHeading___Toc1741_3685219605"/>4.4.1.4.1 Setup a Static IP Address<text:bookmark-end text:name="__RefHeading___Toc1741_3685219605"/></text:h>
      <text:h text:style-name="P154" text:outline-level="4"><text:bookmark-start text:name="__RefHeading___Toc1743_3685219605"/>To set a static IP address, enter a shell and type:<text:bookmark-end text:name="__RefHeading___Toc1743_3685219605"/></text:h>
      <text:p text:style-name="Code">sudo nano /etc/dhcpcd.conf</text:p>
      <text:p text:style-name="Code"/>
      <text:p text:style-name="Text_20_body"><text:bookmark-start text:name="__RefHeading___Toc1745_3685219605"/>At the bottom of the file add:<text:bookmark-end text:name="__RefHeading___Toc1745_3685219605"/></text:p>
      <text:p text:style-name="Code">interface eth0</text:p>
      <text:p text:style-name="Code">static ip_address=192.168.0.2/24</text:p>
      <text:p text:style-name="Code">static routers=192.168.0.254</text:p>
      <text:p text:style-name="Code">static domain_name_servers=192.168.0.1</text:p>
      <text:p text:style-name="Code"/>
      <text:h text:style-name="P154" text:outline-level="4"><text:bookmark-start text:name="__RefHeading___Toc1747_3685219605"/>Save the changes (Crtl O, &lt;Enter&gt;, Ctrl X).<text:bookmark-end text:name="__RefHeading___Toc1747_3685219605"/></text:h>
      <text:p text:style-name="Note"><text:bookmark-start text:name="__RefHeading___Toc1749_3685219605"/>Note:<text:tab/>In the example above, the allocated IP Address applies to sumppi. <text:s/>Remote Pis will have their static IP Address updated during the specific configurations described below. <text:s/><text:span text:style-name="T113">A full list of assigned IP Addresses may be found in Reference 1.1.4 and the auto-generated software documentation, under ‘config.py’.</text:span><text:bookmark-end text:name="__RefHeading___Toc1749_3685219605"/></text:p>
      <text:h text:style-name="P176" text:outline-level="4"><text:bookmark-start text:name="__RefHeading___Toc1762_1921431363"/>Setting the Hostname<text:bookmark-end text:name="__RefHeading___Toc1762_1921431363"/></text:h>
      <text:p text:style-name="P43"><text:span text:style-name="T119">Run ‘raspi-config’, enter ‘Network Options’, and set the hostname to the name chosen for the device, eg </text:span><text:span text:style-name="T91">‘</text:span><text:span text:style-name="T83">sumppi’</text:span><text:span text:style-name="T84">. <text:s/></text:span><text:span text:style-name="T92">See Reference 1.1.4 for a full list of the configuration data of all devices.</text:span></text:p>
      <text:h text:style-name="P177" text:outline-level="4"><text:bookmark-start text:name="__RefHeading___Toc9865_3975287069"/>Adding the Software Framework<text:bookmark-end text:name="__RefHeading___Toc9865_3975287069"/></text:h>
      <text:p text:style-name="P44"><text:span text:style-name="T111">On a suitable PC and copy the latest version of the Software Framework from the WMT repository at </text:span><text:a xlink:type="simple" xlink:href="https://gitlab.com/wmtprojectsteam/rivercontrolsystem/tree/master" text:style-name="Internet_20_link" text:visited-style-name="Visited_20_Internet_20_Link"><text:span text:style-name="T111">https://gitlab.com/wmtprojectsteam/rivercontrolsystem/tree/master</text:span></text:a><text:span text:style-name="T111">. <text:s/>This may be done in a number of ways and if the git repository is already installed on the PC, and up to date with the referenced repository, then the ‘</text:span>rivercontrolsystem<text:span text:style-name="T111">‘ directory may be copied directly to the ‘pi’ directory on the SD Card (plugged into an adaptor). <text:s/>Alternatively, the code may be downloaded from the referenced site, unzipped and copied in the same way.</text:span></text:p>
      <text:p text:style-name="Text_20_body"><text:bookmark-start text:name="__RefHeading___Toc1713_3589347010"/>If the new SD Card is to replace a faulty, already deployed, card, then this step will be all that is necessary. <text:s/>Otherwise, it will almost certainly be necessary to update the software before copying it as shown in the following Section.<text:bookmark-end text:name="__RefHeading___Toc1713_3589347010"/></text:p>
      <text:h text:style-name="P184" text:outline-level="5"><text:bookmark-start text:name="__RefHeading___Toc1715_3589347010"/>Changes to Consider Before Adding the Software Framework<text:bookmark-end text:name="__RefHeading___Toc1715_3589347010"/></text:h>
      <text:p text:style-name="P39">If the device is being deployed in that location for the first time, eg a new Pi Interface or Gate Valve to expand the system, then changes to the Software Framework will probably be needed before it is added. <text:s/>Changes that should be considered include:</text:p>
      <text:list xml:id="list1469639375" text:style-name="L5">
        <text:list-item>
          <text:p text:style-name="P155">Definition of the Device in SITE_SETTINGS (config.py):</text:p>
          <text:list>
            <text:list-item>
              <text:p text:style-name="P156"><text:span text:style-name="T122">Under </text:span>“SUMP”, add <text:span text:style-name="T122">the </text:span>socket “ID”, “Name” and “PortNumber”, <text:span text:style-name="T122">the Probe definitions and the device definitions, as applicable.</text:span></text:p>
            </text:list-item>
            <text:list-item>
              <text:p text:style-name="P155"><text:span text:style-name="T122">Under ‘clients’, a</text:span>dd the <text:span text:style-name="T122">Probe and Device definitions and the “ServerAddress”, “ServerPort” and “ServerName”.</text:span></text:p>
            </text:list-item>
          </text:list>
        </text:list-item>
        <text:list-item>
          <text:p text:style-name="P157">In main.py, add the <text:span text:style-name="T123">identity of the monitors to append, eg:</text:span></text:p>
        </text:list-item>
      </text:list>
      <text:p text:style-name="Code"><text:s text:c="4"/>#Wendy house butts.</text:p>
      <text:p text:style-name="Code"><text:s text:c="4"/>monitors.append(SocketsMonitor(sockets["SOCK4"], "G4", "FS0"))</text:p>
      <text:p text:style-name="Code"><text:s text:c="4"/>monitors.append(SocketsMonitor(sockets["SOCK4"], "G4", "M0"))</text:p>
      <text:p text:style-name="Code"/>
      <text:list xml:id="list172342092619528" text:continue-numbering="true" text:style-name="L5">
        <text:list-item>
          <text:p text:style-name="P158">Update the control algorithm as appropriate, eg ‘do_control_logic() to use the new device.</text:p>
        </text:list-item>
      </text:list>
      <text:h text:style-name="P173" text:outline-level="3"><text:bookmark-start text:name="__RefHeading___Toc4067_263565794"/>Additional Sump Pi Configuration<text:bookmark-end text:name="__RefHeading___Toc4067_263565794"/></text:h>
      <text:p text:style-name="P122">Note:<text:tab/><text:span text:style-name="T82">If the card has been marked Read-Only, then it will not be possible to complete this Section unless the card was copied from an original SumpPi SD Card</text:span><text:span text:style-name="T90">. <text:s/>In that case, this section should be unnecessary.</text:span></text:p>
      <text:h text:style-name="Heading_20_4" text:outline-level="4"><text:bookmark-start text:name="__RefHeading___Toc8555_3444733738"/>Time <text:span text:style-name="T104">Synchronisation</text:span><text:bookmark-end text:name="__RefHeading___Toc8555_3444733738"/></text:h>
      <text:p text:style-name="P85">The Master Pi, (currently sumppi) has a physical Real Time Clock installed on GPIO Pins 1 to 6 rdate will be used on all Pi’s to synchronise all local clocks to the Real Time Clock installed in sumppi. <text:s/>Configure Sump Pi to read and use this clock as detailed below:</text:p>
      <text:p text:style-name="P84">Edit the file /boot/config.txt <text:span text:style-name="T130">as follows</text:span>:</text:p>
      <text:p text:style-name="P65"><text:span text:style-name="T130">sudo nano config.txt</text:span>d</text:p>
      <text:p text:style-name="P67"/>
      <text:p text:style-name="P66">add:</text:p>
      <text:p text:style-name="P68"/>
      <text:p text:style-name="P65">toverlay=i2c-rtc,pcf2127</text:p>
      <text:p text:style-name="P76"/>
      <text:p text:style-name="P83">After restarting, the RasClock should be recognised and can be controlled with the hwclock command. <text:s/>Edit the file /lib/udev/hwclock-set</text:p>
      <text:p text:style-name="P83">Comment out or remove the three lines</text:p>
      <text:p text:style-name="P47">if [ -e /run/sadaystemd/system ] ; then</text:p>
      <text:p text:style-name="P47"><text:s text:c="4"/>exit 0</text:p>
      <text:p text:style-name="P47">fi</text:p>
      <text:p text:style-name="Code"/>
      <text:p text:style-name="P83">Comment out or remove the two lines which contain –systz.</text:p>
      <text:h text:style-name="P178" text:outline-level="4"><text:bookmark-start text:name="__RefHeading___Toc1751_3685219605"/><text:soft-page-break/>Installation and Configuration of Software Specific to SumpPi<text:bookmark-end text:name="__RefHeading___Toc1751_3685219605"/></text:h>
      <text:p text:style-name="P37">In a shell issue the following command:</text:p>
      <text:p text:style-name="P57">sudo apt <text:span text:style-name="T113">install xinetd</text:span></text:p>
      <text:p text:style-name="P60">sudo <text:span text:style-name="T120">nano </text:span><text:span text:style-name="T38">etc/</text:span><text:span text:style-name="T43">xinetd.d/time</text:span></text:p>
      <text:p text:style-name="P62"/>
      <text:p text:style-name="P61"><text:span text:style-name="T43">I</text:span><text:span text:style-name="T38">n two places, change ‘disabled=yes’ to ‘disabled=no’</text:span></text:p>
      <text:h text:style-name="Heading_20_4" text:outline-level="4"><text:bookmark-start text:name="__RefHeading___Toc8557_3444733738"/>Autostart of <text:span text:style-name="T109">the Sump Pi</text:span> Software<text:bookmark-end text:name="__RefHeading___Toc8557_3444733738"/></text:h>
      <text:p text:style-name="P22">After boot up, the <text:span text:style-name="T107">relevant </text:span>program is launched by including the following code in .bashrc for the Pi user:</text:p>
      <text:p text:style-name="P51">if [ $(tty) == /dev/tty1 ]; then</text:p>
      <text:p text:style-name="P51"><text:span text:style-name="T22"><text:tab/></text:span><text:span text:style-name="T23">cd rivercontrolsystem</text:span><text:line-break/><text:span text:style-name="T27"><text:tab/></text:span><text:span text:style-name="T22">./</text:span><text:span text:style-name="T25">main</text:span><text:span text:style-name="T22">.py --id "SUMP”</text:span></text:p>
      <text:p text:style-name="P51">fi</text:p>
      <text:p text:style-name="P70"/>
      <text:p text:style-name="P23"><text:span text:style-name="T108">Where </text:span><text:span text:style-name="T28">&lt;</text:span><text:span text:style-name="T29">ID</text:span><text:span text:style-name="T28">&gt; is the </text:span><text:span text:style-name="T29">identity</text:span><text:span text:style-name="T28"> of the </text:span><text:span text:style-name="T29">Pi as given in Table 2 </text:span><text:span text:style-name="T30">of Reference 1.1.4</text:span><text:span text:style-name="T31">.</text:span></text:p>
      <text:p text:style-name="P86">This will ensure that the program is only ever launched once and prevents subsequent logins via SSH from starting a new instance.</text:p>
      <text:h text:style-name="P174" text:outline-level="3"><text:bookmark-start text:name="__RefHeading___Toc8559_3444733738"/>Butts Pi(s) Configuration<text:bookmark-end text:name="__RefHeading___Toc8559_3444733738"/></text:h>
      <text:p text:style-name="Note"><text:span text:style-name="T127">Note:<text:tab/></text:span>In the current design there are four Butts Pis; eg, behind the Wendy House, behind the Stage, behind the Lady Hanham Building and behind the Gazebo. <text:s/><text:span text:style-name="T128">Configuration is identical for all of these apart from the hostname Section 4.4.2.3), the IP Address (Section 4.4.2.2) and the Autostart command (Section 4.4.4.1).</text:span></text:p>
      <text:h text:style-name="P179" text:outline-level="4"><text:bookmark-start text:name="__RefHeading___Toc3207_1846118659"/>Autostart of <text:span text:style-name="T109">the Butts Pi(s)</text:span> Software<text:bookmark-end text:name="__RefHeading___Toc3207_1846118659"/></text:h>
      <text:p text:style-name="P18"><text:span text:style-name="T9">This is achieved in a similar way to the Sump Pi configuration. <text:s/>A</text:span><text:span text:style-name="T4">dd </text:span><text:span text:style-name="T6">the following </text:span><text:span text:style-name="T4">line</text:span><text:span text:style-name="T7">s</text:span><text:span text:style-name="T4"> </text:span><text:span text:style-name="T8">at the bottom of</text:span><text:span text:style-name="T4"> </text:span><text:span text:style-name="T5">the file</text:span><text:span text:style-name="T4"> </text:span><text:span text:style-name="T18">home/</text:span><text:span text:style-name="T10">pi/.bas</text:span><text:span text:style-name="T11">h</text:span><text:span text:style-name="T10">rc:</text:span></text:p>
      <text:p text:style-name="P50">if [ $(tty) == /dev/tty1 ]; then</text:p>
      <text:p text:style-name="P50"><text:span text:style-name="T22"><text:tab/></text:span><text:span text:style-name="T23">cd rivercontrolsystem</text:span><text:line-break/><text:span text:style-name="T27"><text:tab/></text:span><text:span text:style-name="T22">./</text:span><text:span text:style-name="T26">main.py</text:span><text:span text:style-name="T22"> </text:span><text:span text:style-name="T23">--id "</text:span><text:span text:style-name="T24">ID</text:span><text:span text:style-name="T23">"</text:span></text:p>
      <text:p text:style-name="P50">fi</text:p>
      <text:p text:style-name="P30">Where ‘ID’ is the Device Name as detailed in Reference 1.1.4.</text:p>
      <text:h text:style-name="P175" text:outline-level="3"><text:bookmark-start text:name="__RefHeading___Toc8561_3444733738"/>Gate Pi(s) Configuration<text:bookmark-end text:name="__RefHeading___Toc8561_3444733738"/></text:h>
      <text:p text:style-name="Note"><text:span text:style-name="T127">Note:<text:tab/></text:span>In the current design there are <text:span text:style-name="T128">eleven</text:span> <text:span text:style-name="T128">Gate Valves</text:span>s; eg, <text:span text:style-name="T128">V6-V9 (the Matrix Pump) plus V4, V5 and V11 </text:span>behind the Wendy House, <text:span text:style-name="T128">V1, V2, V3</text:span> behind the Lady Hanham Building and <text:span text:style-name="T128">V5 </text:span>behind the Gazebo. <text:s/><text:span text:style-name="T128">Configuration is identical for all of these apart from the hostname Section 4.4.2.3), the IP Address (Section 4.4.2.2) and the Autostart command (Section 4.4.5.1.</text:span></text:p>
      <text:h text:style-name="P179" text:outline-level="4"><text:bookmark-start text:name="__RefHeading___Toc3207_18461186591"/><text:soft-page-break/>Autostart of <text:span text:style-name="T109">the Gate Pi</text:span> Software<text:bookmark-end text:name="__RefHeading___Toc3207_18461186591"/></text:h>
      <text:p text:style-name="P24"><text:span text:style-name="T12">This is achieved in a similar way to the Sump Pi configuration. <text:s/>A</text:span><text:span text:style-name="T13">dd </text:span><text:span text:style-name="T14">the following </text:span><text:span text:style-name="T13">line</text:span><text:span text:style-name="T15">s</text:span><text:span text:style-name="T13"> </text:span><text:span text:style-name="T16">at the bottom of</text:span><text:span text:style-name="T13"> </text:span><text:span text:style-name="T17">the file</text:span><text:span text:style-name="T13"> </text:span><text:span text:style-name="T18">home/</text:span><text:span text:style-name="T10">pi/.bas</text:span><text:span text:style-name="T11">h</text:span><text:span text:style-name="T10">rc:</text:span></text:p>
      <text:p text:style-name="P49">if [ $(tty) == /dev/tty1 ]; then</text:p>
      <text:p text:style-name="P63"><text:span text:style-name="T22"><text:tab/></text:span><text:span text:style-name="T23">cd rivercontrolsystem</text:span><text:line-break/><text:span text:style-name="T27"><text:tab/></text:span><text:span text:style-name="T23">./</text:span><text:span text:style-name="T26">main.py</text:span><text:span text:style-name="T23"> --id "</text:span><text:span text:style-name="T24">ID</text:span><text:span text:style-name="T23">"</text:span></text:p>
      <text:p text:style-name="P49">fi</text:p>
      <text:p text:style-name="P71"/>
      <text:p text:style-name="P30">Where ‘ID’ is the Device Name as detailed in Reference 1.1.4.</text:p>
      <text:h text:style-name="P180" text:outline-level="4"><text:bookmark-start text:name="__RefHeading___Toc1764_1921431363"/>Making the SD Card Read-Only<text:bookmark-end text:name="__RefHeading___Toc1764_1921431363"/></text:h>
      <text:p text:style-name="P31"><text:span text:style-name="T72">This procedure is not reversible, and will prevent the Readings and Log files being written to the SD Card, so should only be carried out when a strategy for storing this information has been agreed and implemented. <text:s/>Setting the SD Card to Read-Only mode</text:span><text:span text:style-name="T67"> may be done </text:span><text:span text:style-name="T72">using the procedure in</text:span><text:span text:style-name="T67"> </text:span><text:span text:style-name="T68">the </text:span><text:span text:style-name="T70">following web page </text:span><text:a xlink:type="simple" xlink:href="https://learn.adafruit.com/read-only-raspberry-pi/" text:style-name="Internet_20_link" text:visited-style-name="Visited_20_Internet_20_Link"><text:span text:style-name="T20">https://learn.adafruit.com/read-only-raspberry-pi/</text:span></text:a><text:span text:style-name="T21">. <text:s/></text:span><text:span text:style-name="T19">This involves running a script to create a protected run-time environment.</text:span></text:p>
      <text:h text:style-name="P162" text:outline-level="1"><text:bookmark-start text:name="__RefHeading___Toc8262_3736940938"/><text:span text:style-name="T42">GENERAL MAINTENANCE </text:span><text:span text:style-name="T40">ACTIVITIES</text:span><text:bookmark-end text:name="__RefHeading___Toc8262_3736940938"/></text:h>
      <text:h text:style-name="P166" text:outline-level="2"><text:bookmark-start text:name="__RefHeading___Toc3209_1846118659"/>Backing Up and Restoring SD Cards<text:bookmark-end text:name="__RefHeading___Toc3209_1846118659"/></text:h>
      <text:p text:style-name="P13">There are several methods of backing up SD Cards. <text:s/>Two are described below:</text:p>
      <text:h text:style-name="P170" text:outline-level="3"><text:bookmark-start text:name="__RefHeading___Toc1421_770600052"/>Backing Up<text:bookmark-end text:name="__RefHeading___Toc1421_770600052"/></text:h>
      <text:h text:style-name="Heading_20_4" text:outline-level="4"><text:bookmark-start text:name="__RefHeading___Toc1423_770600052"/>From Within Raspbian<text:bookmark-end text:name="__RefHeading___Toc1423_770600052"/></text:h>
      <text:p text:style-name="P13">Boot the system in the normal way, but interrupt execution of the <text:span text:style-name="T121">river system </text:span>program by pressing CTRL-C several times. <text:s/>Start the Pixel Desktop by typing ‘startx’ at the prompt and pressing &lt;RET&gt;.</text:p>
      <text:p text:style-name="P10"><text:span text:style-name="T75">Once the desktop is running, i</text:span>nsert <text:span text:style-name="T75">a blank</text:span> SD Card into a USB <text:span text:style-name="T59">to SD Card </text:span>adaptor <text:span text:style-name="T75">and select Accessories – SD Card Copier from the main Menu. <text:s/>Follow the on-screen instructions.</text:span></text:p>
      <text:p text:style-name="P115"><text:span text:style-name="T46">Note:</text:span><text:tab/>This method can be a bit slow because the Pi has a relatively slow processor, which has to manage the copying at the same time as running the GUI.</text:p>
      <text:h text:style-name="Heading_20_4" text:outline-level="4"><text:bookmark-start text:name="__RefHeading___Toc3211_1846118659"/>From a Linux Computer<text:bookmark-end text:name="__RefHeading___Toc3211_1846118659"/></text:h>
      <text:h text:style-name="Heading_20_5" text:outline-level="5"><text:bookmark-start text:name="__RefHeading___Toc1425_770600052"/>Identify the Device<text:bookmark-end text:name="__RefHeading___Toc1425_770600052"/></text:h>
      <text:p text:style-name="P9"><text:span text:style-name="T59">In order to carry out this operation, it is necessary to identify the mounted SD Card. <text:s/></text:span>Insert the SD Card into a USB <text:span text:style-name="T59">to SD Card </text:span>adaptor, but do not plug it into the Linux machine yet.</text:p>
      <text:p text:style-name="P9">Issue the following command in a shell:</text:p>
      <text:p text:style-name="P48">df -h</text:p>
      <text:p text:style-name="P46"/>
      <text:p text:style-name="P125"><text:span text:style-name="T78">Filesystem      Size  Used Avail Use% Mounted on </text:span><text:span text:style-name="T77"><text:line-break/>udev            3.9G     0  3.9G   0% /dev <text:line-break/>tmpfs           794M  9.5M  785M   2% /run <text:line-break/>/dev/sda1        58G   18G   38G  32% / <text:line-break/>tmpfs           3.9G   38M  3.9G   1% /dev/shm <text:line-break/>tmpfs           5.0M  4.0K  5.0M   1% /run/lock <text:line-break/>tmpfs           3.9G     0  3.9G   0% /sys/fs/cgroup <text:line-break/>/dev/sdb1       286G  160G  112G  59% /home <text:line-break/>tmpfs           794M   36K  794M   1% /run/user/1000</text:span><text:span text:style-name="T79"> </text:span><text:span text:style-name="T76"><text:line-break/></text:span></text:p>
      <text:p text:style-name="P114">Insert the SD Card into a USB slot and re-issue the df command.</text:p>
      <text:p text:style-name="P47">df -h</text:p>
      <text:p text:style-name="P125"><text:span text:style-name="T76"><text:line-break/></text:span><text:span text:style-name="T77">Filesystem      Size  Used Avail Use% Mounted on <text:line-break/>udev            3.9G     0  3.9G   0% /dev <text:line-break/>tmpfs           794M  9.5M  785M   2% /run <text:line-break/>/dev/sda1        58G   18G   38G  32% / <text:line-break/>tmpfs           3.9G   38M  3.9G   1% /dev/shm <text:line-break/>tmpfs           5.0M  4.0K  5.0M   1% /run/lock <text:line-break/>tmpfs           3.9G     0  3.9G   0% /sys/fs/cgroup <text:line-break/>/dev/sdb1       286G  160G  112G  59% /home <text:line-break/>tmpfs           794M   36K  794M   1% /run/user/1000 <text:line-break/></text:span><text:soft-page-break/><text:span text:style-name="T77">/dev/sdc2       6.8G  5.4G  1.1G  84% /media/terry/7f593562-9f68-4bb9-a7c9-2b70ad620873 <text:line-break/>/dev/sdc1        63M   21M   43M  34% /media/terry/boot</text:span><text:span text:style-name="T52"> </text:span><text:span text:style-name="T51"><text:line-break/></text:span></text:p>
      <text:p text:style-name="P113">Two new devices are now visible sdc1 and sdc2. <text:s/>These are the two partitions on the Raspbian SD Card; it is the device that is of interest (eg, sdc) not the full partition name.</text:p>
      <text:h text:style-name="Heading_20_5" text:outline-level="5"><text:bookmark-start text:name="__RefHeading___Toc3213_1846118659"/>Writing an Image <text:bookmark-end text:name="__RefHeading___Toc3213_1846118659"/></text:h>
      <text:p text:style-name="Text_20_body"><text:span text:style-name="T58">To backup up an SD Card in Linux, issue</text:span> the following <text:span text:style-name="T58">commands in a shell </text:span>to backup <text:span text:style-name="T58">an</text:span> SD card:</text:p>
      <text:p text:style-name="Code"><text:s text:c="2"/><text:span text:style-name="T49">sudo dd if=/dev/sd</text:span><text:span text:style-name="T50">c</text:span><text:span text:style-name="T49"> of=~/</text:span><text:span text:style-name="T56">&lt;Identifier&gt;_</text:span><text:span text:style-name="T49">SDCardBackup.img</text:span></text:p>
      <text:p text:style-name="P104"><text:s text:c="4"/></text:p>
      <text:p text:style-name="P105"><text:span text:style-name="T46">Note</text:span><text:span text:style-name="T47">1</text:span><text:span text:style-name="T46">:</text:span><text:tab/><text:span text:style-name="T58">The source of the backup, (in the example sdc) should be changed to suit the Linux installation in use.</text:span></text:p>
      <text:p text:style-name="P106"><text:span text:style-name="T47">Note2:</text:span><text:span text:style-name="T58"><text:tab/>The destination may be anywhere on the Linux installation and it is suggested that the filename reflects the contents and the date of the backup.</text:span></text:p>
      <text:p text:style-name="P106"><text:span text:style-name="T47">Note 3:</text:span><text:span text:style-name="T58"><text:tab/>The dd command does not show any feedback so wait until the command prompt re-appears.</text:span></text:p>
      <text:p text:style-name="P107">Note 4:<text:tab/>After the backup is completed, the image may be compressed if desired, using the ‘zip’ utility. <text:s/>(This is not installed by default on many Linux systems.) <text:s/>Compress the image using the following command:</text:p>
      <text:p text:style-name="P64"><text:span text:style-name="T115">zip </text:span><text:span text:style-name="T54">&lt;Identifier&gt;_</text:span><text:span text:style-name="T53">SDCardBackup</text:span><text:span text:style-name="T115">.zip </text:span><text:span text:style-name="T54">&lt;Identifier&gt;_</text:span><text:span text:style-name="T53">SDCardBackup</text:span><text:span text:style-name="T115">.im</text:span><text:span text:style-name="T116">g</text:span></text:p>
      <text:p text:style-name="P58"/>
      <text:p text:style-name="P33">Where the <text:span text:style-name="T114">filename of the zipped up file and the original image reflect the date and content of the image, eg: zip </text:span><text:span text:style-name="T55">2019-05-01_V4_Gate_Valve_Backup.zip 2019-05-01_V4_Gate_Valve_Backup.img.</text:span></text:p>
      <text:h text:style-name="P171" text:outline-level="3"><text:bookmark-start text:name="__RefHeading___Toc3215_1846118659"/>Restoring<text:bookmark-end text:name="__RefHeading___Toc3215_1846118659"/></text:h>
      <text:p text:style-name="P34">There are several ways to restore an image that was previously backed-up.</text:p>
      <text:p text:style-name="P118"><text:span text:style-name="T114">N</text:span>ote:<text:tab/>If the original image has been expanded within Raspbian, it is likely that it will not fit onto the SD Card. <text:s/>Images may be shrunk using the procedure detailed on Reference <text:span text:style-name="T117">1.2.11.</text:span></text:p>
      <text:h text:style-name="P181" text:outline-level="4"><text:bookmark-start text:name="__RefHeading___Toc1427_770600052"/>Using Etcher<text:bookmark-end text:name="__RefHeading___Toc1427_770600052"/></text:h>
      <text:p text:style-name="P14"><text:a xlink:type="simple" xlink:href="https://etcher.io/" text:style-name="Internet_20_link" text:visited-style-name="Visited_20_Internet_20_Link">Etcher</text:a> is a cross-platform graphical SD Card writing tool which takes much of the <text:span text:style-name="T81">complexity</text:span> out of writing an image to an SD Card. <text:s/>The tool may be downloaded from the Etcher Website.</text:p>
      <text:h text:style-name="P181" text:outline-level="4"><text:bookmark-start text:name="__RefHeading___Toc1429_770600052"/>From a Linux Computer<text:bookmark-end text:name="__RefHeading___Toc1429_770600052"/></text:h>
      <text:p text:style-name="P15"><text:span text:style-name="T59">After establishing the identity</text:span> <text:span text:style-name="T59">of the</text:span> device <text:span text:style-name="T59">it</text:span> need<text:span text:style-name="T59">s</text:span> <text:span text:style-name="T59">be</text:span> unmount<text:span text:style-name="T59">ed. <text:s/>However, this must be done partition by partition by</text:span> us<text:span text:style-name="T59">ing</text:span> the partition number as well. <text:s/><text:span text:style-name="T59">Issue the following commands for each partition</text:span>:</text:p>
      <text:p text:style-name="P45">sudo umount /dev/sd<text:span text:style-name="T59">c</text:span>1</text:p>
      <text:p text:style-name="P45">sudo umount /dev/sd<text:span text:style-name="T59">c</text:span>2</text:p>
      <text:p text:style-name="P45"/>
      <text:p text:style-name="P69">etc….</text:p>
      <text:p text:style-name="P104"/>
      <text:p text:style-name="Text_20_body"/>
      <text:p text:style-name="P137"><text:span text:style-name="T59">W</text:span>rite the original image to the SD <text:span text:style-name="T59">Card</text:span>:</text:p>
      <text:p text:style-name="P45">sudo dd bs=4M if=~/SDCardBackup.img of=/dev/sd<text:span text:style-name="T59">c</text:span></text:p>
      <text:p text:style-name="P104"/>
      <text:p text:style-name="P108"><text:span text:style-name="T48">Note1:<text:tab/></text:span>The bs=4M option sets the 'block size' on the SD card to 4Meg. <text:s/>If you get any warnings, then change this to 1M instead, but that will take a little longer to write.</text:p>
      <text:p text:style-name="P109"><text:span text:style-name="T48">Note2:</text:span><text:span text:style-name="T44"><text:tab/>Wait until the command completes </text:span><text:span text:style-name="T45">because ‘dd’ provides no feedback on progress</text:span><text:span text:style-name="T44">.</text:span></text:p>
      <text:p text:style-name="P110"/>
      <text:p text:style-name="Text_20_body"/>
      <text:p text:style-name="Text_20_body">Before ejecting the SD card, <text:span text:style-name="T59">ensure </text:span>that <text:span text:style-name="T59">the</text:span> Linux <text:span text:style-name="T59">machine</text:span> has completed writing to it <text:span text:style-name="T60">by issuing</text:span> the command:</text:p>
      <text:p text:style-name="P45">sudo sync </text:p>
      <text:p text:style-name="P16"/>
      <text:p text:style-name="P16">See <text:a xlink:type="simple" xlink:href="http://thepihut.com/blogs/raspberry-pi-tutorials/17789160-backing-up-and-restoring-your-raspberry-pis-sd-card" text:style-name="Internet_20_link" text:visited-style-name="Visited_20_Internet_20_Link"><text:span text:style-name="T80">The Pi Hut</text:span></text:a> <text:span text:style-name="T60">for more information, including details of how to backup and restore SD cards on Windows or a Macintos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aco" svg:font-family="Monaco, 'Andale Mono', 'Courier New', Courier, mono"/>
    <style:font-face style:name="SFMono-Regular" svg:font-family="SFMono-Regular, Menlo, Monaco, Consolas, 'Liberation Mono', 'Courier New', Courier, monospace"/>
    <style:font-face style:name="monospace" svg:font-family="monospace"/>
    <style:font-face style:name="Arial" svg:font-family="Arial" style:font-family-generic="swiss"/>
    <style:font-face style:name="FreeSans1" svg:font-family="FreeSans" style:font-family-generic="swiss"/>
    <style:font-face style:name="Courier 10 Pitch" svg:font-family="'Courier 10 Pitch'" style:font-adornments="Regular" style:font-pitch="fixed"/>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hatch draw:name="Black_20_45_20_Degrees" draw:display-name="Black 45 Degrees" draw:style="single" draw:color="#000000" draw:distance="0.058cm" draw:rotation="450"/>
    <draw:hatch draw:name="Black_20_45_20_Degrees_20_Wide" draw:display-name="Black 45 Degrees Wide" draw:style="single" draw:color="#000000" draw:distance="0.288cm" draw:rotation="450"/>
    <draw:hatch draw:name="Black_20_90_20_Degrees" draw:display-name="Black 90 Degrees" draw:style="single" draw:color="#000000" draw:distance="0.058cm" draw:rotation="900"/>
    <draw:marker draw:name="Arrow" svg:viewBox="0 0 20 30" svg:d="M10 0l-10 30h20z"/>
    <draw:stroke-dash draw:name="Line_20_Style_20_9" draw:display-name="Line Style 9" draw:style="rect" draw:dots1="1" draw:dots1-length="112%" draw:distance="68%"/>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style="normal"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Addressee"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Drawing" style:family="paragraph" style:parent-style-name="Caption" style:class="extra"/>
    <style:style style:name="Illustration" style:family="paragraph" style:parent-style-name="Caption" style:class="extra">
      <style:paragraph-properties fo:text-align="center" style:justify-single-word="false"/>
      <style:text-properties fo:font-weight="bold"/>
    </style:style>
    <style:style style:name="Table" style:family="paragraph" style:parent-style-name="Caption" style:class="extra">
      <style:paragraph-properties fo:text-align="center" style:justify-single-word="false"/>
    </style:style>
    <style:style style:name="Text"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Note" style:family="paragraph" style:parent-style-name="Text_20_body">
      <loext:graphic-properties draw:fill="none" draw:fill-color="#729fcf"/>
      <style:paragraph-properties fo:margin-left="1.3cm" fo:margin-right="0cm" fo:margin-top="0cm" fo:margin-bottom="0.101cm" loext:contextual-spacing="false" fo:line-height="100%" fo:text-indent="-1.3cm" style:auto-text-indent="false" fo:background-color="transparent">
        <style:tab-stops/>
      </style:paragraph-properties>
      <style:text-properties officeooo:rsid="00574033"/>
    </style:style>
    <style:style style:name="Abbreviations" style:family="paragraph" style:parent-style-name="Text_20_body">
      <style:paragraph-properties>
        <style:tab-stops>
          <style:tab-stop style:position="0cm"/>
          <style:tab-stop style:position="3cm"/>
        </style:tab-stops>
      </style:paragraph-properties>
      <style:text-properties officeooo:rsid="005c67cc"/>
    </style:style>
    <style:style style:name="Warning" style:family="paragraph" style:parent-style-name="Text_20_body">
      <style:paragraph-properties>
        <style:tab-stops>
          <style:tab-stop style:position="3cm"/>
        </style:tab-stops>
      </style:paragraph-properties>
    </style:style>
    <style:style style:name="Code" style:family="paragraph" style:parent-style-name="Text_20_body" style:master-page-name="">
      <loext:graphic-properties draw:fill="solid" draw:fill-color="#eeeeee"/>
      <style:paragraph-properties fo:margin-left="0.3cm" fo:margin-right="0.199cm" fo:margin-top="0cm" fo:margin-bottom="0cm" loext:contextual-spacing="false" fo:text-align="start" style:justify-single-word="false" fo:text-indent="0cm" style:auto-text-indent="false" style:page-number="auto" fo:background-color="#eeeeee" style:writing-mode="page"/>
      <style:text-properties style:font-name="Courier 10 Pitch" fo:font-family="'Courier 10 Pitch'" style:font-style-name="Regular" style:font-pitch="fixed" fo:font-size="10pt" officeooo:rsid="006124e7" style:font-size-asian="10.5pt"/>
    </style:style>
    <style:style style:name="Table_20_Text" style:display-name="Table Text" style:family="paragraph" style:parent-style-name="Table">
      <style:paragraph-properties fo:margin-left="0.101cm" fo:margin-right="0cm" fo:text-align="start" style:justify-single-word="false" fo:text-indent="0cm" style:auto-text-indent="false" style:writing-mode="page"/>
      <style:text-properties fo:font-style="normal" officeooo:rsid="008e018e" style:font-style-asian="normal" style:font-style-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9a1722"/>
    </style:style>
    <style:style style:name="MT2" style:family="text">
      <style:text-properties officeooo:rsid="003229a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1.499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MT1">Installation Specification</text:span><text:tab/><text:tab/><text:page-number text:select-page="current">16</text:page-number> <text:span text:style-name="MT2">Of </text:span><text:span text:style-name="MT2"><text:page-count>16</text:page-count></text:span></text:p>
        <text:p text:style-name="Footer"/>
      </style:footer>
    </style:master-page>
    <style:master-page style:name="First_20_Page" style:display-name="First Page" style:page-layout-name="Mpm1" style:next-style-name="Standard">
      <style:footer>
        <text:p text:style-name="Footer"/>
      </style:footer>
    </style:master-page>
    <style:master-page style:name="Index" style:page-layout-name="Mpm2"/>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2T09:20:22.326857048</meta:creation-date>
    <dc:date>2019-09-29T17:23:41.445497311</dc:date>
    <meta:editing-duration>P1DT1H53M9S</meta:editing-duration>
    <meta:editing-cycles>146</meta:editing-cycles>
    <meta:generator>LibreOffice/6.2.7.1$Linux_X86_64 LibreOffice_project/20$Build-1</meta:generator>
    <dc:title>WMR Lighting Installation</dc:title>
    <dc:creator>Terry Coles</dc:creator>
    <meta:printed-by>Terry Coles</meta:printed-by>
    <meta:print-date>2019-05-09T14:12:01.385614872</meta:print-date>
    <meta:document-statistic meta:table-count="2" meta:image-count="1" meta:object-count="0" meta:page-count="16" meta:paragraph-count="317" meta:word-count="3629" meta:character-count="22659" meta:non-whitespace-character-count="18935"/>
  </office:meta>
</office:document-meta>
</file>